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277.34pt"/>
    </style:style>
    <style:style style:name="co7" style:family="table-column">
      <style:table-column-properties fo:break-before="auto" style:column-width="694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wri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r.wikipedi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sqrt(# of mentions)+4</text:p>
          </table:table-cell>
          <table:table-cell table:style-name="ce1" office:value-type="string" calcext:value-type="string">
            <text:p>Top-5 TF-IDF</text:p>
          </table:table-cell>
          <table:table-cell table:style-name="ce1" office:value-type="string" calcext:value-type="string">
            <text:p>quote</text:p>
          </table:table-cell>
          <table:table-cell table:style-name="ce1" table:number-columns-repeated="1015"/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<text:a xlink:href="https://fr.wikipedia.org/wiki/Abner" xlink:type="simple">https://fr.wikipedia.org/wiki/Abner</text:a></text:p>
          </table:table-cell>
          <table:table-cell office:value-type="float" office:value="-5.1985307" calcext:value-type="float">
            <text:p>-5.1985307</text:p>
          </table:table-cell>
          <table:table-cell office:value-type="float" office:value="9.136034" calcext:value-type="float">
            <text:p>9.136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gédies, david, joas, abner, apprennent</text:p>
          </table:table-cell>
          <table:table-cell office:value-type="string" calcext:value-type="string">
            <text:p>dans les tragédies de Racine apprennent à Athalie et à Abner que</text:p>
            <text:p>Joas est de la race de David,</text:p>
          </table:table-cell>
          <table:table-cell table:number-columns-repeated="1015"/>
        </table:table-row>
        <table:table-row table:style-name="ro2">
          <table:table-cell office:value-type="float" office:value="8487" calcext:value-type="float">
            <text:p>8487</text:p>
          </table:table-cell>
          <table:table-cell office:value-type="string" calcext:value-type="string">
            <text:p>Alcmène</text:p>
          </table:table-cell>
          <table:table-cell office:value-type="string" calcext:value-type="string">
            <text:p><text:a xlink:href="https://fr.wikipedia.org/wiki/Alcmène" xlink:type="simple">https://fr.wikipedia.org/wiki/Alcm%C3%A8ne</text:a></text:p>
          </table:table-cell>
          <table:table-cell office:value-type="float" office:value="-5.006401" calcext:value-type="float">
            <text:p>-5.006401</text:p>
          </table:table-cell>
          <table:table-cell office:value-type="float" office:value="8.948354" calcext:value-type="float">
            <text:p>8.948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, olympien, risible, géronte, alcmène</text:p>
          </table:table-cell>
          <table:table-cell office:value-type="string" calcext:value-type="string">
            <text:p>Molière – non pas même en l'olympien amant d'Alcmène mais en un risible</text:p>
            <text:p>Géronte – que se change</text:p>
          </table:table-cell>
          <table:table-cell table:number-columns-repeated="1015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string" calcext:value-type="string">
            <text:p>Alfred de Musset</text:p>
          </table:table-cell>
          <table:table-cell office:value-type="string" calcext:value-type="string">
            <text:p><text:a xlink:href="https://fr.wikipedia.org/wiki/Alfred_de_Musset" xlink:type="simple">https://fr.wikipedia.org/wiki/Alfred_de_Musset</text:a></text:p>
          </table:table-cell>
          <table:table-cell office:value-type="float" office:value="-5.505589" calcext:value-type="float">
            <text:p>-5.505589</text:p>
          </table:table-cell>
          <table:table-cell office:value-type="float" office:value="9.548185" calcext:value-type="float">
            <text:p>9.548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set, alfred, génies, sonnet, arvers</text:p>
          </table:table-cell>
          <table:table-cell office:value-type="string" calcext:value-type="string">
            <text:p>a dit Victor Hugo, le sonnet d'Arvers, Alfred de</text:p>
            <text:p>Musset tous ces grands génies qu'on a fait à cause</text:p>
          </table:table-cell>
          <table:table-cell table:number-columns-repeated="1015"/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string" calcext:value-type="string">
            <text:p>Alfred de Vigny</text:p>
          </table:table-cell>
          <table:table-cell/>
          <table:table-cell office:value-type="float" office:value="-5.2478137" calcext:value-type="float">
            <text:p>-5.2478137</text:p>
          </table:table-cell>
          <table:table-cell office:value-type="float" office:value="9.648605" calcext:value-type="float">
            <text:p>9.648605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197je, victor, hugo, vigny, alfred</text:p>
          </table:table-cell>
          <table:table-cell office:value-type="string" calcext:value-type="string">
            <text:p>lui ces lignes du Journal</text:p>
            <text:p>d'un poète d'Alfred de Vigny qu'il avait lues avec indifférence autrefois :</text:p>
            <text:p/>
          </table:table-cell>
          <table:table-cell table:number-columns-repeated="1015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ndromaque</text:p>
          </table:table-cell>
          <table:table-cell/>
          <table:table-cell office:value-type="float" office:value="-5.478307" calcext:value-type="float">
            <text:p>-5.478307</text:p>
          </table:table-cell>
          <table:table-cell office:value-type="float" office:value="8.112395" calcext:value-type="float">
            <text:p>8.1123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mes, dépeinte, banales, phèdre, andromaque</text:p>
          </table:table-cell>
          <table:table-cell office:value-type="string" calcext:value-type="string">
            <text:p>sur la valeur exacte du Beau. La Berma dans Andromaque, dans Les</text:p>
            <text:p>Caprices de Marianne, dans Phèdre</text:p>
          </table:table-cell>
          <table:table-cell table:number-columns-repeated="1015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Aricie</text:p>
          </table:table-cell>
          <table:table-cell/>
          <table:table-cell office:value-type="float" office:value="-5.371694" calcext:value-type="float">
            <text:p>-5.371694</text:p>
          </table:table-cell>
          <table:table-cell office:value-type="float" office:value="8.279239" calcext:value-type="float">
            <text:p>8.2792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biber, mélopée, hippolyte, ismène, aricie</text:p>
          </table:table-cell>
          <table:table-cell office:value-type="string" calcext:value-type="string">
            <text:p>atteignit même pas jusqu'à</text:p>
            <text:p>celles qu'oenone ou Aricie eussent trouvées, elle passa au rabot d'une mélopée</text:p>
          </table:table-cell>
          <table:table-cell table:number-columns-repeated="1015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string" calcext:value-type="string">
            <text:p>Arvers</text:p>
          </table:table-cell>
          <table:table-cell/>
          <table:table-cell office:value-type="float" office:value="-5.4410214" calcext:value-type="float">
            <text:p>-5.4410214</text:p>
          </table:table-cell>
          <table:table-cell office:value-type="float" office:value="9.530211" calcext:value-type="float">
            <text:p>9.530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set, alfred, génies, sonnet, arvers</text:p>
          </table:table-cell>
          <table:table-cell office:value-type="string" calcext:value-type="string">
            <text:p>comme l'a dit Victor Hugo, le sonnet d'Arvers, Alfred de</text:p>
            <text:p>Musset tous ces grands génies qu'</text:p>
          </table:table-cell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sie</text:p>
          </table:table-cell>
          <table:table-cell/>
          <table:table-cell office:value-type="float" office:value="-5.6354876" calcext:value-type="float">
            <text:p>-5.6354876</text:p>
          </table:table-cell>
          <table:table-cell office:value-type="float" office:value="9.16902" calcext:value-type="float">
            <text:p>9.16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ècles, modeste, contents, asie, apatriés</text:p>
          </table:table-cell>
          <table:table-cell office:value-type="string" calcext:value-type="string">
            <text:p>venus peut-être il y a bien des</text:p>
            <text:p>siècles d’Asie mais apatriés pour toujours au village, contents du modeste</text:p>
          </table:table-cell>
          <table:table-cell table:number-columns-repeated="1015"/>
        </table:table-row>
        <table:table-row table:style-name="ro3">
          <table:table-cell office:value-type="float" office:value="1584" calcext:value-type="float">
            <text:p>1584</text:p>
          </table:table-cell>
          <table:table-cell office:value-type="string" calcext:value-type="string">
            <text:p>Assourbanipal</text:p>
          </table:table-cell>
          <table:table-cell/>
          <table:table-cell office:value-type="float" office:value="-5.6841183" calcext:value-type="float">
            <text:p>-5.6841183</text:p>
          </table:table-cell>
          <table:table-cell office:value-type="float" office:value="8.942056" calcext:value-type="float">
            <text:p>8.942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ésus, chasseurs, liste, assourbanipal, battues</text:p>
          </table:table-cell>
          <table:table-cell office:value-type="string" calcext:value-type="string">
            <text:p>qu'on savait exactement la</text:p>
            <text:p>liste des chasseurs qu'Assourbanipal invitait à ses battues, dix siècles avant</text:p>
            <text:p>Jésus</text:p>
          </table:table-cell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Athalie</text:p>
          </table:table-cell>
          <table:table-cell/>
          <table:table-cell office:value-type="float" office:value="-5.1469584" calcext:value-type="float">
            <text:p>-5.1469584</text:p>
          </table:table-cell>
          <table:table-cell office:value-type="float" office:value="8.994799" calcext:value-type="float">
            <text:p>8.994799</text:p>
          </table:table-cell>
          <table:table-cell office:value-type="float" office:value="7.60555127546399" calcext:value-type="float">
            <text:p>7.60555127546399</text:p>
          </table:table-cell>
          <table:table-cell office:value-type="string" calcext:value-type="string">
            <text:p>gisèle, choeurs, esther, joas, athalie</text:p>
          </table:table-cell>
          <table:table-cell office:value-type="string" calcext:value-type="string">
            <text:p>de la grêle, de Notre-Dame de Paris, d’Athalie</text:p>
            <text:p>ou de Phèdre, il faisait dans une image</text:p>
          </table:table-cell>
          <table:table-cell table:number-columns-repeated="1015"/>
        </table:table-row>
        <table:table-row table:style-name="ro3">
          <table:table-cell office:value-type="float" office:value="2740" calcext:value-type="float">
            <text:p>2740</text:p>
          </table:table-cell>
          <table:table-cell office:value-type="string" calcext:value-type="string">
            <text:p>Athalie » </text:p>
          </table:table-cell>
          <table:table-cell/>
          <table:table-cell office:value-type="float" office:value="-5.159537" calcext:value-type="float">
            <text:p>-5.159537</text:p>
          </table:table-cell>
          <table:table-cell office:value-type="float" office:value="9.188167" calcext:value-type="float">
            <text:p>9.188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ne, athalie, consoler, insuccès, supposerez</text:p>
          </table:table-cell>
          <table:table-cell office:value-type="string" calcext:value-type="string">
            <text:p>à Racine pour le</text:p>
            <text:p>consoler de l'insuccès d'Athalie » ; l'autre :</text:p>
            <text:p>« Vous supposerez</text:p>
          </table:table-cell>
          <table:table-cell table:number-columns-repeated="1015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Augier</text:p>
          </table:table-cell>
          <table:table-cell/>
          <table:table-cell office:value-type="float" office:value="-5.001349" calcext:value-type="float">
            <text:p>-5.001349</text:p>
          </table:table-cell>
          <table:table-cell office:value-type="float" office:value="9.361029" calcext:value-type="float">
            <text:p>9.361029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liées, corneille, thiers, sardou, augier</text:p>
          </table:table-cell>
          <table:table-cell office:value-type="string" calcext:value-type="string">
            <text:p>Nice, où il y avait Sardou, Labiche, Augier… – Molière,</text:p>
            <text:p>Racine, Corneille, continua</text:p>
          </table:table-cell>
          <table:table-cell table:number-columns-repeated="1015"/>
        </table:table-row>
        <table:table-row table:style-name="ro3">
          <table:table-cell office:value-type="float" office:value="5743" calcext:value-type="float">
            <text:p>5743</text:p>
          </table:table-cell>
          <table:table-cell office:value-type="string" calcext:value-type="string">
            <text:p>ave, eve</text:p>
          </table:table-cell>
          <table:table-cell/>
          <table:table-cell office:value-type="float" office:value="-5.619455" calcext:value-type="float">
            <text:p>-5.619455</text:p>
          </table:table-cell>
          <table:table-cell office:value-type="float" office:value="8.989702" calcext:value-type="float">
            <text:p>8.989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mide, aveyron, ave, eve, if</text:p>
          </table:table-cell>
          <table:table-cell office:value-type="string" calcext:value-type="string">
            <text:p>le mot if peut être</text:p>
            <text:p>simplement la racine, ave, eve, qui veut dire humide comme dans</text:p>
            <text:p>Aveyron,</text:p>
          </table:table-cell>
          <table:table-cell table:number-columns-repeated="1015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Bach</text:p>
          </table:table-cell>
          <table:table-cell/>
          <table:table-cell office:value-type="float" office:value="-5.155835" calcext:value-type="float">
            <text:p>-5.155835</text:p>
          </table:table-cell>
          <table:table-cell office:value-type="float" office:value="8.340163" calcext:value-type="float">
            <text:p>8.340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pisson, palestrinisant, orchestres, aria, bach</text:p>
          </table:table-cell>
          <table:table-cell office:value-type="string" calcext:value-type="string">
            <text:p>n'était pas capable de faire de</text:p>
            <text:p>différence entre Bach et Clapisson. Mais elle y vivrait malgré tout plus</text:p>
          </table:table-cell>
          <table:table-cell table:number-columns-repeated="1015"/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string" calcext:value-type="string">
            <text:p>Balzac</text:p>
          </table:table-cell>
          <table:table-cell/>
          <table:table-cell office:value-type="float" office:value="-5.1575556" calcext:value-type="float">
            <text:p>-5.1575556</text:p>
          </table:table-cell>
          <table:table-cell office:value-type="float" office:value="9.601879" calcext:value-type="float">
            <text:p>9.601879</text:p>
          </table:table-cell>
          <table:table-cell office:value-type="float" office:value="10.4807406984079" calcext:value-type="float">
            <text:p>10.4807406984079</text:p>
          </table:table-cell>
          <table:table-cell office:value-type="string" calcext:value-type="string">
            <text:p>ressenti, chateaubriand, hugo, roman, balzac</text:p>
          </table:table-cell>
          <table:table-cell office:value-type="string" calcext:value-type="string">
            <text:p/>
            <text:p>les héritiers des « tigres » de Balzac, les grooms, suivants</text:p>
            <text:p>ordinaires de la promenade</text:p>
          </table:table-cell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Bartet</text:p>
          </table:table-cell>
          <table:table-cell/>
          <table:table-cell office:value-type="float" office:value="-5.8196936" calcext:value-type="float">
            <text:p>-5.8196936</text:p>
          </table:table-cell>
          <table:table-cell office:value-type="float" office:value="8.1564045" calcext:value-type="float">
            <text:p>8.1564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anne, bernhardt, samary, brohan, bartet</text:p>
          </table:table-cell>
          <table:table-cell office:value-type="string" calcext:value-type="string">
            <text:p>les plus illustres, Sarah Bernhardt, la Berma, Bartet, Madeleine</text:p>
            <text:p>Brohan, Jeanne Samary, mais toutes</text:p>
          </table:table-cell>
          <table:table-cell table:number-columns-repeated="1015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Baudelaire</text:p>
          </table:table-cell>
          <table:table-cell/>
          <table:table-cell office:value-type="float" office:value="-5.2577205" calcext:value-type="float">
            <text:p>-5.2577205</text:p>
          </table:table-cell>
          <table:table-cell office:value-type="float" office:value="9.276246" calcext:value-type="float">
            <text:p>9.276246</text:p>
          </table:table-cell>
          <table:table-cell office:value-type="float" office:value="7.74165738677394" calcext:value-type="float">
            <text:p>7.74165738677394</text:p>
          </table:table-cell>
          <table:table-cell office:value-type="string" calcext:value-type="string">
            <text:p>boudoir, trompette, lesquels, mérimée, baudelaire</text:p>
          </table:table-cell>
          <table:table-cell office:value-type="string" calcext:value-type="string">
            <text:p>certaines peintures de Carpaccio, et qui font comprendre que Baudelaire ait pu</text:p>
            <text:p>appliquer au son de la trompette l’</text:p>
          </table:table-cell>
          <table:table-cell table:number-columns-repeated="1015"/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string" calcext:value-type="string">
            <text:p>Berlin</text:p>
          </table:table-cell>
          <table:table-cell/>
          <table:table-cell office:value-type="float" office:value="-5.2618666" calcext:value-type="float">
            <text:p>-5.2618666</text:p>
          </table:table-cell>
          <table:table-cell office:value-type="float" office:value="8.188623" calcext:value-type="float">
            <text:p>8.188623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pétrograd, assyriens, gouvernementale, arshéologue, berlin</text:p>
          </table:table-cell>
          <table:table-cell office:value-type="string" calcext:value-type="string">
            <text:p>, il n'y a pas de juges qu'à Berlin. Mais une</text:p>
            <text:p>fois l'action gouvernementale mise en</text:p>
          </table:table-cell>
          <table:table-cell table:number-columns-repeated="1015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Berma ?</text:p>
          </table:table-cell>
          <table:table-cell/>
          <table:table-cell office:value-type="float" office:value="-5.2694373" calcext:value-type="float">
            <text:p>-5.2694373</text:p>
          </table:table-cell>
          <table:table-cell office:value-type="float" office:value="8.005096" calcext:value-type="float">
            <text:p>8.005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t, bergotte, demandai, berma, ouvrages</text:p>
          </table:table-cell>
          <table:table-cell office:value-type="string" calcext:value-type="string">
            <text:p>ouvrages de Bergotte où il ait</text:p>
            <text:p>parlé de la Berma ? demandai-je à M. Swann.</text:p>
            <text:p>— </text:p>
          </table:table-cell>
          <table:table-cell table:number-columns-repeated="1015"/>
        </table:table-row>
        <table:table-row table:style-name="ro2">
          <table:table-cell office:value-type="float" office:value="7210" calcext:value-type="float">
            <text:p>7210</text:p>
          </table:table-cell>
          <table:table-cell office:value-type="string" calcext:value-type="string">
            <text:p>Bethsabée</text:p>
          </table:table-cell>
          <table:table-cell/>
          <table:table-cell office:value-type="float" office:value="-5.3712506" calcext:value-type="float">
            <text:p>-5.3712506</text:p>
          </table:table-cell>
          <table:table-cell office:value-type="float" office:value="8.701567" calcext:value-type="float">
            <text:p>8.701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paccio, rembrandt, remarquez, bethsabée, courtisanes</text:p>
          </table:table-cell>
          <table:table-cell office:value-type="string" calcext:value-type="string">
            <text:p>seulement que les courtisanes de Carpaccio mais que la</text:p>
            <text:p>Bethsabée de Rembrandt. Remarquez qu'il n'a pas su</text:p>
          </table:table-cell>
          <table:table-cell table:number-columns-repeated="1015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string" calcext:value-type="string">
            <text:p>Booz</text:p>
          </table:table-cell>
          <table:table-cell/>
          <table:table-cell office:value-type="float" office:value="-5.484951" calcext:value-type="float">
            <text:p>-5.484951</text:p>
          </table:table-cell>
          <table:table-cell office:value-type="float" office:value="9.494983" calcext:value-type="float">
            <text:p>9.494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, hugo, regrette, booz, veuf</text:p>
          </table:table-cell>
          <table:table-cell office:value-type="string" calcext:value-type="string">
            <text:p>regrette. Je me sens toujours un peu comme le Booz de</text:p>
            <text:p>Victor Hugo : Je suis veuf,</text:p>
          </table:table-cell>
          <table:table-cell table:number-columns-repeated="1015"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string" calcext:value-type="string">
            <text:p>Cambremer</text:p>
            <text:p>par</text:p>
          </table:table-cell>
          <table:table-cell/>
          <table:table-cell office:value-type="float" office:value="-5.5483356" calcext:value-type="float">
            <text:p>-5.5483356</text:p>
          </table:table-cell>
          <table:table-cell office:value-type="float" office:value="8.694747" calcext:value-type="float">
            <text:p>8.6947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, milieu, vécu, ménage, découvrant</text:p>
          </table:table-cell>
          <table:table-cell office:value-type="string" calcext:value-type="string">
            <text:p> découvrant » le mari. Dans le ménage Cambremer</text:p>
            <text:p>par exemple, si elle eût vécu alors dans ce milieu</text:p>
          </table:table-cell>
          <table:table-cell table:number-columns-repeated="1015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Carpaccio</text:p>
          </table:table-cell>
          <table:table-cell/>
          <table:table-cell office:value-type="float" office:value="-5.4979444" calcext:value-type="float">
            <text:p>-5.4979444</text:p>
          </table:table-cell>
          <table:table-cell office:value-type="float" office:value="8.490982" calcext:value-type="float">
            <text:p>8.490982</text:p>
          </table:table-cell>
          <table:table-cell office:value-type="float" office:value="7.87298334620742" calcext:value-type="float">
            <text:p>7.87298334620742</text:p>
          </table:table-cell>
          <table:table-cell office:value-type="string" calcext:value-type="string">
            <text:p>tableau, pareille, légende, véronèse, carpaccio</text:p>
          </table:table-cell>
          <table:table-cell office:value-type="string" calcext:value-type="string">
            <text:p>caractérisent certaines pages de Lohengrin,</text:p>
            <text:p>certaines peintures de Carpaccio, et qui font comprendre que Baudelaire ait pu</text:p>
            <text:p/>
          </table:table-cell>
          <table:table-cell table:number-columns-repeated="1015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Céramique</text:p>
          </table:table-cell>
          <table:table-cell/>
          <table:table-cell office:value-type="float" office:value="-5.0690403" calcext:value-type="float">
            <text:p>-5.0690403</text:p>
          </table:table-cell>
          <table:table-cell office:value-type="float" office:value="8.096258" calcext:value-type="float">
            <text:p>8.096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, mouvement, céramique, stèle, hêgêso</text:p>
          </table:table-cell>
          <table:table-cell office:value-type="string" calcext:value-type="string">
            <text:p>main le mouvement d'Hêgêso</text:p>
            <text:p>dans la stèle du Céramique, c'est un art bien plus ancien qu'elle</text:p>
          </table:table-cell>
          <table:table-cell table:number-columns-repeated="1015"/>
        </table:table-row>
        <table:table-row table:style-name="ro3">
          <table:table-cell office:value-type="float" office:value="4585" calcext:value-type="float">
            <text:p>4585</text:p>
          </table:table-cell>
          <table:table-cell office:value-type="string" calcext:value-type="string">
            <text:p>Chenedollé d'Alfred de Musset</text:p>
          </table:table-cell>
          <table:table-cell/>
          <table:table-cell office:value-type="float" office:value="-5.4422708" calcext:value-type="float">
            <text:p>-5.4422708</text:p>
          </table:table-cell>
          <table:table-cell office:value-type="float" office:value="9.462273" calcext:value-type="float">
            <text:p>9.462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set, alfred, guérir, choisies, chenedollé</text:p>
          </table:table-cell>
          <table:table-cell office:value-type="string" calcext:value-type="string">
            <text:p>, de Victor Hugo,</text:p>
            <text:p>de Pages choisies de Chenedollé d'Alfred de Musset, car je voudrais guérir le</text:p>
            <text:p>pays qui m'</text:p>
          </table:table-cell>
          <table:table-cell table:number-columns-repeated="1015"/>
        </table:table-row>
        <table:table-row table:style-name="ro2">
          <table:table-cell office:value-type="float" office:value="6439" calcext:value-type="float">
            <text:p>6439</text:p>
          </table:table-cell>
          <table:table-cell office:value-type="string" calcext:value-type="string">
            <text:p>conquête</text:p>
            <text:p>normande</text:p>
          </table:table-cell>
          <table:table-cell/>
          <table:table-cell office:value-type="float" office:value="-5.678835" calcext:value-type="float">
            <text:p>-5.678835</text:p>
          </table:table-cell>
          <table:table-cell office:value-type="float" office:value="9.022611" calcext:value-type="float">
            <text:p>9.022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ndeurs, contents, conquête, dépouillés, farouches</text:p>
          </table:table-cell>
          <table:table-cell office:value-type="string" calcext:value-type="string">
            <text:p>ne m'évoquaient même plus les farouches grandeurs de la conquête</text:p>
            <text:p>normande, non contents de s'être entièrement dépouillés de la</text:p>
          </table:table-cell>
          <table:table-cell table:number-columns-repeated="1015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string" calcext:value-type="string">
            <text:p>Corneille</text:p>
          </table:table-cell>
          <table:table-cell/>
          <table:table-cell office:value-type="float" office:value="-5.162624" calcext:value-type="float">
            <text:p>-5.162624</text:p>
          </table:table-cell>
          <table:table-cell office:value-type="float" office:value="9.105712" calcext:value-type="float">
            <text:p>9.105712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tragédies, intermittent, romantisme, inassimilables, corneille</text:p>
          </table:table-cell>
          <table:table-cell office:value-type="string" calcext:value-type="string">
            <text:p>Labiche, Augier… – Molière,</text:p>
            <text:p>Racine, Corneille, continua ironiquement M. Bloch le père, dont</text:p>
          </table:table-cell>
          <table:table-cell table:number-columns-repeated="1015"/>
        </table:table-row>
        <table:table-row table:style-name="ro3">
          <table:table-cell office:value-type="float" office:value="4276" calcext:value-type="float">
            <text:p>4276</text:p>
          </table:table-cell>
          <table:table-cell office:value-type="string" calcext:value-type="string">
            <text:p>Crépuscule !</text:p>
          </table:table-cell>
          <table:table-cell/>
          <table:table-cell office:value-type="float" office:value="-5.599728" calcext:value-type="float">
            <text:p>-5.599728</text:p>
          </table:table-cell>
          <table:table-cell office:value-type="float" office:value="9.432856" calcext:value-type="float">
            <text:p>9.432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go, belles, crépuscule, poésies, aventurer</text:p>
          </table:table-cell>
          <table:table-cell office:value-type="string" calcext:value-type="string">
            <text:p>j'aime autant ne</text:p>
            <text:p>pas m'aventurer après le Crépuscule ! Et puis dans les belles</text:p>
            <text:p>poésies de Victor Hugo</text:p>
          </table:table-cell>
          <table:table-cell table:number-columns-repeated="1015"/>
        </table:table-row>
        <table:table-row table:style-name="ro3">
          <table:table-cell office:value-type="float" office:value="4914" calcext:value-type="float">
            <text:p>4914</text:p>
          </table:table-cell>
          <table:table-cell office:value-type="string" calcext:value-type="string">
            <text:p>d'Annunzio</text:p>
          </table:table-cell>
          <table:table-cell/>
          <table:table-cell office:value-type="float" office:value="-5.6301274" calcext:value-type="float">
            <text:p>-5.6301274</text:p>
          </table:table-cell>
          <table:table-cell office:value-type="float" office:value="8.665196" calcext:value-type="float">
            <text:p>8.665196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vivants, survivance, froncer, annunzio, ibsen</text:p>
          </table:table-cell>
          <table:table-cell office:value-type="string" calcext:value-type="string">
            <text:p>enchanté de ces offres.</text:p>
            <text:p>Incertain si Ibsen ou d'Annunzio étaient morts ou vivants, il voyait déjà des</text:p>
            <text:p/>
          </table:table-cell>
          <table:table-cell table:number-columns-repeated="1015"/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-5.205987" calcext:value-type="float">
            <text:p>-5.205987</text:p>
          </table:table-cell>
          <table:table-cell office:value-type="float" office:value="8.984892" calcext:value-type="float">
            <text:p>8.984892</text:p>
          </table:table-cell>
          <table:table-cell office:value-type="float" office:value="6.23606797749979" calcext:value-type="float">
            <text:p>6.23606797749979</text:p>
          </table:table-cell>
          <table:table-cell office:value-type="string" calcext:value-type="string">
            <text:p>adolescent, renouvelant, imberbe, compliquer, david</text:p>
          </table:table-cell>
          <table:table-cell office:value-type="string" calcext:value-type="string">
            <text:p>à Abner que</text:p>
            <text:p>Joas est de la race de David, qu'Esther assise dans la pourpre a des parents</text:p>
          </table:table-cell>
          <table:table-cell table:number-columns-repeated="1015"/>
        </table:table-row>
        <table:table-row table:style-name="ro2">
          <table:table-cell office:value-type="float" office:value="4971" calcext:value-type="float">
            <text:p>4971</text:p>
          </table:table-cell>
          <table:table-cell office:value-type="string" calcext:value-type="string">
            <text:p>Debussy</text:p>
          </table:table-cell>
          <table:table-cell/>
          <table:table-cell office:value-type="float" office:value="-5.237956" calcext:value-type="float">
            <text:p>-5.237956</text:p>
          </table:table-cell>
          <table:table-cell office:value-type="float" office:value="8.216383" calcext:value-type="float">
            <text:p>8.216383</text:p>
          </table:table-cell>
          <table:table-cell office:value-type="float" office:value="7.60555127546399" calcext:value-type="float">
            <text:p>7.60555127546399</text:p>
          </table:table-cell>
          <table:table-cell office:value-type="string" calcext:value-type="string">
            <text:p>cocaïne, escargots, requérir, wagner, debussy</text:p>
          </table:table-cell>
          <table:table-cell office:value-type="string" calcext:value-type="string">
            <text:p>» Pour Wagner, puis</text:p>
            <text:p>pour Franck, pour Debussy, elle ne se donnait même pas la peine de</text:p>
          </table:table-cell>
          <table:table-cell table:number-columns-repeated="1015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Dostoïevski</text:p>
          </table:table-cell>
          <table:table-cell/>
          <table:table-cell office:value-type="float" office:value="-5.061749" calcext:value-type="float">
            <text:p>-5.061749</text:p>
          </table:table-cell>
          <table:table-cell office:value-type="float" office:value="8.937944" calcext:value-type="float">
            <text:p>8.937944</text:p>
          </table:table-cell>
          <table:table-cell office:value-type="float" office:value="8.89897948556636" calcext:value-type="float">
            <text:p>8.89897948556636</text:p>
          </table:table-cell>
          <table:table-cell office:value-type="string" calcext:value-type="string">
            <text:p>unique, tolstoï, sévigné, assassinat, dostoïevski</text:p>
          </table:table-cell>
          <table:table-cell office:value-type="string" calcext:value-type="string">
            <text:p>il détestait Tolstoï, George</text:p>
            <text:p>Eliot, Ibsen et Dostoïevski), car le mot qui revenait toujours quand il</text:p>
          </table:table-cell>
          <table:table-cell table:number-columns-repeated="1015"/>
        </table:table-row>
        <table:table-row table:style-name="ro3">
          <table:table-cell office:value-type="float" office:value="4906" calcext:value-type="float">
            <text:p>4906</text:p>
          </table:table-cell>
          <table:table-cell office:value-type="string" calcext:value-type="string">
            <text:p>Élise</text:p>
          </table:table-cell>
          <table:table-cell/>
          <table:table-cell office:value-type="float" office:value="-5.0967383" calcext:value-type="float">
            <text:p>-5.0967383</text:p>
          </table:table-cell>
          <table:table-cell office:value-type="float" office:value="8.710078" calcext:value-type="float">
            <text:p>8.710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ugoubert, zèle, explique, élise, mardochée</text:p>
          </table:table-cell>
          <table:table-cell office:value-type="string" calcext:value-type="string">
            <text:p> Vaugoubert</text:p>
            <text:p>les vers par lesquels Esther explique à Élise que Mardochée a tenu, par zèle</text:p>
            <text:p>pour sa</text:p>
          </table:table-cell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Enfers</text:p>
          </table:table-cell>
          <table:table-cell/>
          <table:table-cell office:value-type="float" office:value="-5.2075443" calcext:value-type="float">
            <text:p>-5.2075443</text:p>
          </table:table-cell>
          <table:table-cell office:value-type="float" office:value="9.046702" calcext:value-type="float">
            <text:p>9.046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estre, extra, lavoir, entrée, enfers</text:p>
          </table:table-cell>
          <table:table-cell office:value-type="string" calcext:value-type="string">
            <text:p>ouvrait, dans l’Antiquité, l’entrée</text:p>
            <text:p>des Enfers. Jamais non plus nous ne pûmes pousser jusqu’au</text:p>
          </table:table-cell>
          <table:table-cell table:number-columns-repeated="1015"/>
        </table:table-row>
        <table:table-row table:style-name="ro3">
          <table:table-cell office:value-type="float" office:value="2490" calcext:value-type="float">
            <text:p>2490</text:p>
          </table:table-cell>
          <table:table-cell office:value-type="string" calcext:value-type="string">
            <text:p>Eôs</text:p>
          </table:table-cell>
          <table:table-cell/>
          <table:table-cell office:value-type="float" office:value="-5.112392" calcext:value-type="float">
            <text:p>-5.112392</text:p>
          </table:table-cell>
          <table:table-cell office:value-type="float" office:value="8.795053" calcext:value-type="float">
            <text:p>8.795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rpre, doigts, eôs, lueurs, rentrerons</text:p>
          </table:table-cell>
          <table:table-cell office:value-type="string" calcext:value-type="string">
            <text:p>, nous ne</text:p>
            <text:p>rentrerons qu'aux premières lueurs d'Eôs aux doigts de pourpre. À</text:p>
            <text:p>propos »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Esther</text:p>
          </table:table-cell>
          <table:table-cell/>
          <table:table-cell office:value-type="float" office:value="-5.147393" calcext:value-type="float">
            <text:p>-5.147393</text:p>
          </table:table-cell>
          <table:table-cell office:value-type="float" office:value="8.855993" calcext:value-type="float">
            <text:p>8.855993</text:p>
          </table:table-cell>
          <table:table-cell office:value-type="float" office:value="8.58257569495584" calcext:value-type="float">
            <text:p>8.58257569495584</text:p>
          </table:table-cell>
          <table:table-cell office:value-type="string" calcext:value-type="string">
            <text:p>israélites, cousine, athalie, photographie, esther</text:p>
          </table:table-cell>
          <table:table-cell office:value-type="string" calcext:value-type="string">
            <text:p>les traits d’un roi</text:p>
            <text:p>de France et à Esther ceux d’une dame de Guermantes dont il était amoureux</text:p>
          </table:table-cell>
          <table:table-cell table:number-columns-repeated="1015"/>
        </table:table-row>
        <table:table-row table:style-name="ro2">
          <table:table-cell office:value-type="float" office:value="5385" calcext:value-type="float">
            <text:p>5385</text:p>
          </table:table-cell>
          <table:table-cell office:value-type="string" calcext:value-type="string">
            <text:p>Esther</text:p>
            <text:p/>
          </table:table-cell>
          <table:table-cell/>
          <table:table-cell office:value-type="float" office:value="-5.1269913" calcext:value-type="float">
            <text:p>-5.1269913</text:p>
          </table:table-cell>
          <table:table-cell office:value-type="float" office:value="8.9373665" calcext:value-type="float">
            <text:p>8.93736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ût, athalie, représentation, regretté, racinienne</text:p>
          </table:table-cell>
          <table:table-cell office:value-type="string" calcext:value-type="string">
            <text:p>racinienne. Si elle eût été une véritable représentation d'Esther</text:p>
            <text:p>ou d'Athalie M. Bernard eût regretté que la</text:p>
          </table:table-cell>
          <table:table-cell table:number-columns-repeated="1015"/>
        </table:table-row>
        <table:table-row table:style-name="ro2">
          <table:table-cell office:value-type="float" office:value="4970" calcext:value-type="float">
            <text:p>4970</text:p>
          </table:table-cell>
          <table:table-cell office:value-type="string" calcext:value-type="string">
            <text:p>Franck</text:p>
          </table:table-cell>
          <table:table-cell/>
          <table:table-cell office:value-type="float" office:value="-5.1660233" calcext:value-type="float">
            <text:p>-5.1660233</text:p>
          </table:table-cell>
          <table:table-cell office:value-type="float" office:value="8.201738" calcext:value-type="float">
            <text:p>8.201738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fauré, réclamer, schumannesque, sonate, franck</text:p>
          </table:table-cell>
          <table:table-cell office:value-type="string" calcext:value-type="string">
            <text:p> ! » Pour Wagner, puis</text:p>
            <text:p>pour Franck, pour Debussy, elle ne se donnait même pas</text:p>
          </table:table-cell>
          <table:table-cell table:number-columns-repeated="1015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string" calcext:value-type="string">
            <text:p>Frans Hals</text:p>
          </table:table-cell>
          <table:table-cell/>
          <table:table-cell office:value-type="float" office:value="-5.3165016" calcext:value-type="float">
            <text:p>-5.3165016</text:p>
          </table:table-cell>
          <table:table-cell office:value-type="float" office:value="9.606153" calcext:value-type="float">
            <text:p>9.606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ert, avarice, ferrée, hals, frans</text:p>
          </table:table-cell>
          <table:table-cell office:value-type="string" calcext:value-type="string">
            <text:p>de sa femme, écoutait ce qu'elle disait de Frans Hals et pensait :</text:p>
            <text:p>« Elle est ferrée</text:p>
          </table:table-cell>
          <table:table-cell table:number-columns-repeated="1015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George</text:p>
            <text:p>Eliot</text:p>
          </table:table-cell>
          <table:table-cell/>
          <table:table-cell office:value-type="float" office:value="-5.6637464" calcext:value-type="float">
            <text:p>-5.6637464</text:p>
          </table:table-cell>
          <table:table-cell office:value-type="float" office:value="8.5603485" calcext:value-type="float">
            <text:p>8.5603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e, exclusivement, dostoïevski, ibsen, eliot</text:p>
          </table:table-cell>
          <table:table-cell office:value-type="string" calcext:value-type="string">
            <text:p>fort exclusivement de son pays, il détestait Tolstoï, George</text:p>
            <text:p>Eliot, Ibsen et Dostoïevski), car le mot qui</text:p>
          </table:table-cell>
          <table:table-cell table:number-columns-repeated="1015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Giorgione</text:p>
          </table:table-cell>
          <table:table-cell/>
          <table:table-cell office:value-type="float" office:value="-5.0691667" calcext:value-type="float">
            <text:p>-5.0691667</text:p>
          </table:table-cell>
          <table:table-cell office:value-type="float" office:value="8.066898" calcext:value-type="float">
            <text:p>8.066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oux, équation, clapotantes, rougies, giorgione</text:p>
          </table:table-cell>
          <table:table-cell office:value-type="string" calcext:value-type="string">
            <text:p>voir, que Venise était « l'école de Giorgione, la demeure du</text:p>
            <text:p>Titien, le plus complet</text:p>
          </table:table-cell>
          <table:table-cell table:number-columns-repeated="1015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grand</text:p>
            <text:p>Dieu !</text:p>
          </table:table-cell>
          <table:table-cell/>
          <table:table-cell office:value-type="float" office:value="-5.425897" calcext:value-type="float">
            <text:p>-5.425897</text:p>
          </table:table-cell>
          <table:table-cell office:value-type="float" office:value="8.228375" calcext:value-type="float">
            <text:p>8.228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ndre, wagner, quinze, espérons, refusera</text:p>
          </table:table-cell>
          <table:table-cell office:value-type="string" calcext:value-type="string">
            <text:p>oui ni non ; espérons qu'elle refusera, grand</text:p>
            <text:p>Dieu ! Entendre du Wagner pendant quinze jours avec elle qui s'</text:p>
          </table:table-cell>
          <table:table-cell table:number-columns-repeated="1015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groom</text:p>
            <text:p>«</text:p>
          </table:table-cell>
          <table:table-cell/>
          <table:table-cell office:value-type="float" office:value="-5.288076" calcext:value-type="float">
            <text:p>-5.288076</text:p>
          </table:table-cell>
          <table:table-cell office:value-type="float" office:value="8.776755" calcext:value-type="float">
            <text:p>8.776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oit, camarades, groom, extérieur, travaillaient</text:p>
          </table:table-cell>
          <table:table-cell office:value-type="string" calcext:value-type="string">
            <text:p>hôtel avaient le droit de passer, les camarades du groom</text:p>
            <text:p>« extérieur » ne travaillaient pas beaucoup plus que</text:p>
          </table:table-cell>
          <table:table-cell table:number-columns-repeated="1015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Halévy</text:p>
          </table:table-cell>
          <table:table-cell/>
          <table:table-cell office:value-type="float" office:value="-5.15551" calcext:value-type="float">
            <text:p>-5.15551</text:p>
          </table:table-cell>
          <table:table-cell office:value-type="float" office:value="9.604001" calcext:value-type="float">
            <text:p>9.60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aux, adaptait, mérimée, meilhac, halévy</text:p>
          </table:table-cell>
          <table:table-cell office:value-type="string" calcext:value-type="string">
            <text:p>sa dernière expression dans le</text:p>
            <text:p>théâtre de Meilhac et Halévy, elle l'adaptait même aux rapports sociaux, le</text:p>
          </table:table-cell>
          <table:table-cell table:number-columns-repeated="1015"/>
        </table:table-row>
        <table:table-row table:style-name="ro3">
          <table:table-cell office:value-type="float" office:value="1468" calcext:value-type="float">
            <text:p>1468</text:p>
          </table:table-cell>
          <table:table-cell office:value-type="string" calcext:value-type="string">
            <text:p>Halles</text:p>
          </table:table-cell>
          <table:table-cell/>
          <table:table-cell office:value-type="float" office:value="-5.227676" calcext:value-type="float">
            <text:p>-5.227676</text:p>
          </table:table-cell>
          <table:table-cell office:value-type="float" office:value="8.360913" calcext:value-type="float">
            <text:p>8.360913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metternich, fabrication, carrés, romsteck, halles</text:p>
          </table:table-cell>
          <table:table-cell office:value-type="string" calcext:value-type="string">
            <text:p>fabrication de son oeuvre,</text:p>
            <text:p>elle allait elle-même aux Halles se faire donner les plus beaux carrés de</text:p>
            <text:p>romsteck</text:p>
          </table:table-cell>
          <table:table-cell table:number-columns-repeated="101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Hals</text:p>
          </table:table-cell>
          <table:table-cell/>
          <table:table-cell office:value-type="float" office:value="-5.225455" calcext:value-type="float">
            <text:p>-5.225455</text:p>
          </table:table-cell>
          <table:table-cell office:value-type="float" office:value="9.163955" calcext:value-type="float">
            <text:p>9.163955</text:p>
          </table:table-cell>
          <table:table-cell office:value-type="float" office:value="6.23606797749979" calcext:value-type="float">
            <text:p>6.23606797749979</text:p>
          </table:table-cell>
          <table:table-cell office:value-type="string" calcext:value-type="string">
            <text:p>hôpital, imite, sublimités, fieffé, hals</text:p>
          </table:table-cell>
          <table:table-cell office:value-type="string" calcext:value-type="string">
            <text:p>est encore plus fort comme patte que Rembrandt et que Hals. Tout y est, mais</text:p>
            <text:p>non, je</text:p>
          </table:table-cell>
          <table:table-cell table:number-columns-repeated="1015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Hêgêso</text:p>
          </table:table-cell>
          <table:table-cell/>
          <table:table-cell office:value-type="float" office:value="-5.0416913" calcext:value-type="float">
            <text:p>-5.0416913</text:p>
          </table:table-cell>
          <table:table-cell office:value-type="float" office:value="8.185884" calcext:value-type="float">
            <text:p>8.185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, mouvement, céramique, stèle, hêgêso</text:p>
          </table:table-cell>
          <table:table-cell office:value-type="string" calcext:value-type="string">
            <text:p>et où elle fait avec la main le mouvement d'Hêgêso</text:p>
            <text:p>dans la stèle du Céramique, c'est un</text:p>
          </table:table-cell>
          <table:table-cell table:number-columns-repeated="1015"/>
        </table:table-row>
        <table:table-row table:style-name="ro3">
          <table:table-cell office:value-type="float" office:value="1490" calcext:value-type="float">
            <text:p>1490</text:p>
          </table:table-cell>
          <table:table-cell office:value-type="string" calcext:value-type="string">
            <text:p>Hippolyte</text:p>
          </table:table-cell>
          <table:table-cell/>
          <table:table-cell office:value-type="float" office:value="-5.3315873" calcext:value-type="float">
            <text:p>-5.3315873</text:p>
          </table:table-cell>
          <table:table-cell office:value-type="float" office:value="8.472383" calcext:value-type="float">
            <text:p>8.472383</text:p>
          </table:table-cell>
          <table:table-cell office:value-type="float" office:value="7.46410161513775" calcext:value-type="float">
            <text:p>7.46410161513775</text:p>
          </table:table-cell>
          <table:table-cell office:value-type="string" calcext:value-type="string">
            <text:p>soin, ismène, déclaration, aricie, hippolyte</text:p>
          </table:table-cell>
          <table:table-cell office:value-type="string" calcext:value-type="string">
            <text:p>la</text:p>
            <text:p>vraie ? Quant à la déclaration à Hippolyte, j'avais beaucoup compté sur ce</text:p>
            <text:p>morceau où</text:p>
          </table:table-cell>
          <table:table-cell table:number-columns-repeated="1015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Hugo</text:p>
          </table:table-cell>
          <table:table-cell/>
          <table:table-cell office:value-type="float" office:value="-5.3526387" calcext:value-type="float">
            <text:p>-5.3526387</text:p>
          </table:table-cell>
          <table:table-cell office:value-type="float" office:value="9.542324" calcext:value-type="float">
            <text:p>9.542324</text:p>
          </table:table-cell>
          <table:table-cell office:value-type="float" office:value="6.44948974278318" calcext:value-type="float">
            <text:p>6.44948974278318</text:p>
          </table:table-cell>
          <table:table-cell office:value-type="string" calcext:value-type="string">
            <text:p>confiner, recueils, balzac, vigny, hugo</text:p>
          </table:table-cell>
          <table:table-cell office:value-type="string" calcext:value-type="string">
            <text:p>variée sans doute, mais somme toute homogène, où Hugo voisine</text:p>
            <text:p>avec Molière. Songeons seulement aux choquants disparates</text:p>
          </table:table-cell>
          <table:table-cell table:number-columns-repeated="1015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Ibsen</text:p>
          </table:table-cell>
          <table:table-cell/>
          <table:table-cell office:value-type="float" office:value="-5.620761" calcext:value-type="float">
            <text:p>-5.620761</text:p>
          </table:table-cell>
          <table:table-cell office:value-type="float" office:value="8.65269" calcext:value-type="float">
            <text:p>8.65269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admirera, manuscrits, tolstoï, annunzio, ibsen</text:p>
          </table:table-cell>
          <table:table-cell office:value-type="string" calcext:value-type="string">
            <text:p>pays, il détestait Tolstoï, George</text:p>
            <text:p>Eliot, Ibsen et Dostoïevski), car le mot qui revenait toujours</text:p>
          </table:table-cell>
          <table:table-cell table:number-columns-repeated="1015"/>
        </table:table-row>
        <table:table-row table:style-name="ro3">
          <table:table-cell office:value-type="float" office:value="4266" calcext:value-type="float">
            <text:p>4266</text:p>
          </table:table-cell>
          <table:table-cell office:value-type="string" calcext:value-type="string">
            <text:p>Imitation</text:p>
          </table:table-cell>
          <table:table-cell/>
          <table:table-cell office:value-type="float" office:value="-5.326661" calcext:value-type="float">
            <text:p>-5.326661</text:p>
          </table:table-cell>
          <table:table-cell office:value-type="float" office:value="8.9915695" calcext:value-type="float">
            <text:p>8.9915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itation, sophocle, poésies, schiller, romantiques</text:p>
          </table:table-cell>
          <table:table-cell office:value-type="string" calcext:value-type="string">
            <text:p>savoir et d'à-propos</text:p>
            <text:p>Sophocle, Schiller et l'Imitation, mais à qui les premières poésies des</text:p>
            <text:p>romantiques</text:p>
          </table:table-cell>
          <table:table-cell table:number-columns-repeated="1015"/>
        </table:table-row>
        <table:table-row table:style-name="ro2">
          <table:table-cell office:value-type="float" office:value="4913" calcext:value-type="float">
            <text:p>4913</text:p>
          </table:table-cell>
          <table:table-cell office:value-type="string" calcext:value-type="string">
            <text:p>Incertain</text:p>
          </table:table-cell>
          <table:table-cell/>
          <table:table-cell office:value-type="float" office:value="-5.644042" calcext:value-type="float">
            <text:p>-5.644042</text:p>
          </table:table-cell>
          <table:table-cell office:value-type="float" office:value="8.617022" calcext:value-type="float">
            <text:p>8.617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ertain, annunzio, ibsen, offres, vivants</text:p>
          </table:table-cell>
          <table:table-cell office:value-type="string" calcext:value-type="string">
            <text:p>Guermantes n'était pas enchanté de ces offres.</text:p>
            <text:p>Incertain si Ibsen ou d'Annunzio étaient morts ou vivants,</text:p>
          </table:table-cell>
          <table:table-cell table:number-columns-repeated="1015"/>
        </table:table-row>
        <table:table-row table:style-name="ro2">
          <table:table-cell office:value-type="float" office:value="5486" calcext:value-type="float">
            <text:p>5486</text:p>
          </table:table-cell>
          <table:table-cell office:value-type="string" calcext:value-type="string">
            <text:p>Indy</text:p>
          </table:table-cell>
          <table:table-cell/>
          <table:table-cell office:value-type="float" office:value="-5.309983" calcext:value-type="float">
            <text:p>-5.309983</text:p>
          </table:table-cell>
          <table:table-cell office:value-type="float" office:value="8.152391" calcext:value-type="float">
            <text:p>8.152391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ils, avancé, debussy, marcheront, indy</text:p>
          </table:table-cell>
          <table:table-cell office:value-type="string" calcext:value-type="string">
            <text:p>-elle à rentrer dans l'art. D'ailleurs d'Indy, Debussy, n'étaient-ils pas</text:p>
            <text:p>« </text:p>
          </table:table-cell>
          <table:table-cell table:number-columns-repeated="1015"/>
        </table:table-row>
        <table:table-row table:style-name="ro2">
          <table:table-cell office:value-type="float" office:value="2942" calcext:value-type="float">
            <text:p>2942</text:p>
          </table:table-cell>
          <table:table-cell office:value-type="string" calcext:value-type="string">
            <text:p>Ismène</text:p>
          </table:table-cell>
          <table:table-cell/>
          <table:table-cell office:value-type="float" office:value="-5.3707285" calcext:value-type="float">
            <text:p>-5.3707285</text:p>
          </table:table-cell>
          <table:table-cell office:value-type="float" office:value="8.1945915" calcext:value-type="float">
            <text:p>8.1945915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assouplie, voix, hippolyte, aricie, ismène</text:p>
          </table:table-cell>
          <table:table-cell office:value-type="string" calcext:value-type="string">
            <text:p/>
            <text:p>le débit et le jeu d'Aricie, d'Ismène et d'Hippolyte. Ce n'est pas que ces</text:p>
          </table:table-cell>
          <table:table-cell table:number-columns-repeated="1015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Jeanne Samary</text:p>
          </table:table-cell>
          <table:table-cell/>
          <table:table-cell office:value-type="float" office:value="-5.800103" calcext:value-type="float">
            <text:p>-5.800103</text:p>
          </table:table-cell>
          <table:table-cell office:value-type="float" office:value="8.175788" calcext:value-type="float">
            <text:p>8.175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anne, intéressaient, samary, bartet, brohan</text:p>
          </table:table-cell>
          <table:table-cell office:value-type="string" calcext:value-type="string">
            <text:p>, la Berma, Bartet, Madeleine</text:p>
            <text:p>Brohan, Jeanne Samary, mais toutes m’intéressaient. Or mon oncle en</text:p>
          </table:table-cell>
          <table:table-cell table:number-columns-repeated="1015"/>
        </table:table-row>
        <table:table-row table:style-name="ro2">
          <table:table-cell office:value-type="float" office:value="4838" calcext:value-type="float">
            <text:p>4838</text:p>
          </table:table-cell>
          <table:table-cell office:value-type="string" calcext:value-type="string">
            <text:p>jeunesse</text:p>
            <text:p>M. de Vaugoubert</text:p>
          </table:table-cell>
          <table:table-cell/>
          <table:table-cell office:value-type="float" office:value="-5.0436554" calcext:value-type="float">
            <text:p>-5.0436554</text:p>
          </table:table-cell>
          <table:table-cell office:value-type="float" office:value="8.5915575" calcext:value-type="float">
            <text:p>8.5915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unesse, expliquer, vaugoubert, quels, incidents</text:p>
          </table:table-cell>
          <table:table-cell office:value-type="string" calcext:value-type="string">
            <text:p>d'expliquer ici à la suite de quels incidents de jeunesse</text:p>
            <text:p>M. de Vaugoubert était un des seuls hommes du monde (peut-être le</text:p>
          </table:table-cell>
          <table:table-cell table:number-columns-repeated="1015"/>
        </table:table-row>
        <table:table-row table:style-name="ro3">
          <table:table-cell office:value-type="float" office:value="2212" calcext:value-type="float">
            <text:p>2212</text:p>
          </table:table-cell>
          <table:table-cell office:value-type="string" calcext:value-type="string">
            <text:p>Joad</text:p>
          </table:table-cell>
          <table:table-cell/>
          <table:table-cell office:value-type="float" office:value="-5.15189" calcext:value-type="float">
            <text:p>-5.15189</text:p>
          </table:table-cell>
          <table:table-cell office:value-type="float" office:value="8.941755" calcext:value-type="float">
            <text:p>8.941755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énergie, rival, intermède, félicite, joad</text:p>
          </table:table-cell>
          <table:table-cell office:value-type="string" calcext:value-type="string">
            <text:p/>
            <text:p>Israélites, font intermède chaque fois qu'Esther ou Joad s'en vont. Mais le</text:p>
            <text:p>chasseur du dehors</text:p>
          </table:table-cell>
          <table:table-cell table:number-columns-repeated="1015"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Joas</text:p>
          </table:table-cell>
          <table:table-cell/>
          <table:table-cell office:value-type="float" office:value="-5.2575216" calcext:value-type="float">
            <text:p>-5.2575216</text:p>
          </table:table-cell>
          <table:table-cell office:value-type="float" office:value="9.017019" calcext:value-type="float">
            <text:p>9.017019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apprennent, insinuation, latéral, athalie, joas</text:p>
          </table:table-cell>
          <table:table-cell office:value-type="string" calcext:value-type="string">
            <text:p>-elle avec</text:p>
            <text:p>le regard latéral et l’insinuation de Joas pensant exclusivement à Athalie</text:p>
            <text:p>quand il dit :</text:p>
          </table:table-cell>
          <table:table-cell table:number-columns-repeated="1015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Journal</text:p>
            <text:p>d'un poète</text:p>
          </table:table-cell>
          <table:table-cell/>
          <table:table-cell office:value-type="float" office:value="-5.0094633" calcext:value-type="float">
            <text:p>-5.0094633</text:p>
          </table:table-cell>
          <table:table-cell office:value-type="float" office:value="9.775765" calcext:value-type="float">
            <text:p>9.775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ny, douloureuse, alfred, lignes, lues</text:p>
          </table:table-cell>
          <table:table-cell office:value-type="string" calcext:value-type="string">
            <text:p>Mais quelle vérité douloureuse prenaient pour lui ces lignes du Journal</text:p>
            <text:p>d'un poète d'Alfred de Vigny qu'il avait lues avec indifférence</text:p>
          </table:table-cell>
          <table:table-cell table:number-columns-repeated="1015"/>
        </table:table-row>
        <table:table-row table:style-name="ro2">
          <table:table-cell office:value-type="float" office:value="7634" calcext:value-type="float">
            <text:p>7634</text:p>
          </table:table-cell>
          <table:table-cell office:value-type="string" calcext:value-type="string">
            <text:p>Kessler</text:p>
          </table:table-cell>
          <table:table-cell/>
          <table:table-cell office:value-type="float" office:value="-5.712867" calcext:value-type="float">
            <text:p>-5.712867</text:p>
          </table:table-cell>
          <table:table-cell office:value-type="float" office:value="8.903521" calcext:value-type="float">
            <text:p>8.903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égende, sert, strauss, éblouissante, kessler</text:p>
          </table:table-cell>
          <table:table-cell office:value-type="string" calcext:value-type="string">
            <text:p>cette éblouissante Légende de Joseph de Sert, Strauss et Kessler.</text:p>
            <text:p>Enfin, avant de quitter le tableau mes</text:p>
          </table:table-cell>
          <table:table-cell table:number-columns-repeated="1015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string" calcext:value-type="string">
            <text:p>Kikim</text:p>
          </table:table-cell>
          <table:table-cell/>
          <table:table-cell office:value-type="float" office:value="-5.1162286" calcext:value-type="float">
            <text:p>-5.1162286</text:p>
          </table:table-cell>
          <table:table-cell office:value-type="float" office:value="8.609124" calcext:value-type="float">
            <text:p>8.609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pendant, explique, bebeth, kikim, pullulaient</text:p>
          </table:table-cell>
          <table:table-cell office:value-type="string" calcext:value-type="string">
            <text:p>par Bebeth, comme dans un autre monde pullulaient les Kikim. On s'explique</text:p>
            <text:p>que des hommes, cependant</text:p>
          </table:table-cell>
          <table:table-cell table:number-columns-repeated="1015"/>
        </table:table-row>
        <table:table-row table:style-name="ro2">
          <table:table-cell office:value-type="float" office:value="6210" calcext:value-type="float">
            <text:p>6210</text:p>
          </table:table-cell>
          <table:table-cell office:value-type="string" calcext:value-type="string">
            <text:p>L'Aiglon</text:p>
          </table:table-cell>
          <table:table-cell/>
          <table:table-cell office:value-type="float" office:value="-5.8643312" calcext:value-type="float">
            <text:p>-5.8643312</text:p>
          </table:table-cell>
          <table:table-cell office:value-type="float" office:value="8.222283" calcext:value-type="float">
            <text:p>8.222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e, sarah, bernhardt, aiglon, psalmodiant</text:p>
          </table:table-cell>
          <table:table-cell office:value-type="string" calcext:value-type="string">
            <text:p>, en psalmodiant chaque terme. Voir Sarah Bernhardt dans L'Aiglon,</text:p>
            <text:p>qu'est-ce que c'est ?</text:p>
          </table:table-cell>
          <table:table-cell table:number-columns-repeated="1015"/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string" calcext:value-type="string">
            <text:p>L'Étourdi</text:p>
          </table:table-cell>
          <table:table-cell/>
          <table:table-cell office:value-type="float" office:value="-5.2620983" calcext:value-type="float">
            <text:p>-5.2620983</text:p>
          </table:table-cell>
          <table:table-cell office:value-type="float" office:value="8.301062" calcext:value-type="float">
            <text:p>8.3010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gner, trouvant, molière, tristan, étourdi</text:p>
          </table:table-cell>
          <table:table-cell office:value-type="string" calcext:value-type="string">
            <text:p>. Elle donne tout Molière pour un</text:p>
            <text:p>vers de L'Étourdi, et, même en trouvant le Tristan de Wagner</text:p>
          </table:table-cell>
          <table:table-cell table:number-columns-repeated="1015"/>
        </table:table-row>
        <table:table-row table:style-name="ro3">
          <table:table-cell office:value-type="float" office:value="6932" calcext:value-type="float">
            <text:p>6932</text:p>
          </table:table-cell>
          <table:table-cell office:value-type="string" calcext:value-type="string">
            <text:p>L'Or du Rhin</text:p>
          </table:table-cell>
          <table:table-cell/>
          <table:table-cell office:value-type="float" office:value="-5.10118" calcext:value-type="float">
            <text:p>-5.10118</text:p>
          </table:table-cell>
          <table:table-cell office:value-type="float" office:value="8.392369" calcext:value-type="float">
            <text:p>8.3923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aissons, pauvreté, rhin, fade, chanteurs</text:p>
          </table:table-cell>
          <table:table-cell office:value-type="string" calcext:value-type="string">
            <text:p>que</text:p>
            <text:p>fade pauvreté pour nous qui connaissons Tristan, L'Or du Rhin, Les</text:p>
            <text:p>Maîtres Chanteurs. Il faut supposer que</text:p>
          </table:table-cell>
          <table:table-cell table:number-columns-repeated="1015"/>
        </table:table-row>
        <table:table-row table:style-name="ro2">
          <table:table-cell office:value-type="float" office:value="6726" calcext:value-type="float">
            <text:p>6726</text:p>
          </table:table-cell>
          <table:table-cell office:value-type="string" calcext:value-type="string">
            <text:p>La</text:p>
            <text:p>Légende des siècles</text:p>
          </table:table-cell>
          <table:table-cell/>
          <table:table-cell office:value-type="float" office:value="-5.70933" calcext:value-type="float">
            <text:p>-5.70933</text:p>
          </table:table-cell>
          <table:table-cell office:value-type="float" office:value="9.178614" calcext:value-type="float">
            <text:p>9.178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le, poèmes, disparates, appelèrent, essais</text:p>
          </table:table-cell>
          <table:table-cell office:value-type="string" calcext:value-type="string">
            <text:p>à ceux qui appelèrent des poèmes ou des essais disparates La</text:p>
            <text:p>Légende des siècles et La Bible de l'humanité, ne peut-on</text:p>
          </table:table-cell>
          <table:table-cell table:number-columns-repeated="1015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La</text:p>
            <text:p>Ronde </text:p>
          </table:table-cell>
          <table:table-cell/>
          <table:table-cell office:value-type="float" office:value="-5.138224" calcext:value-type="float">
            <text:p>-5.138224</text:p>
          </table:table-cell>
          <table:table-cell office:value-type="float" office:value="9.050257" calcext:value-type="float">
            <text:p>9.050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, protestation, provoqué, ronde, blasphème</text:p>
          </table:table-cell>
          <table:table-cell office:value-type="string" calcext:value-type="string">
            <text:p>il avait dit : « plus fort que La</text:p>
            <text:p>Ronde », blasphème qui avait provoqué une protestation de Mme</text:p>
          </table:table-cell>
          <table:table-cell table:number-columns-repeated="1015"/>
        </table:table-row>
        <table:table-row table:style-name="ro3">
          <table:table-cell office:value-type="float" office:value="6727" calcext:value-type="float">
            <text:p>6727</text:p>
          </table:table-cell>
          <table:table-cell office:value-type="string" calcext:value-type="string">
            <text:p>La Bible de l'humanité</text:p>
          </table:table-cell>
          <table:table-cell/>
          <table:table-cell office:value-type="float" office:value="-5.664106" calcext:value-type="float">
            <text:p>-5.664106</text:p>
          </table:table-cell>
          <table:table-cell office:value-type="float" office:value="9.126163" calcext:value-type="float">
            <text:p>9.126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égende, humanité, bible, disparates, essais</text:p>
          </table:table-cell>
          <table:table-cell office:value-type="string" calcext:value-type="string">
            <text:p>ou des essais disparates La</text:p>
            <text:p>Légende des siècles et La Bible de l'humanité, ne peut-on pas dire</text:p>
            <text:p>pourtant de ce</text:p>
          </table:table-cell>
          <table:table-cell table:number-columns-repeated="1015"/>
        </table:table-row>
        <table:table-row table:style-name="ro3">
          <table:table-cell office:value-type="float" office:value="2688" calcext:value-type="float">
            <text:p>2688</text:p>
          </table:table-cell>
          <table:table-cell office:value-type="string" calcext:value-type="string">
            <text:p>La Légende de sainte Ursule</text:p>
          </table:table-cell>
          <table:table-cell/>
          <table:table-cell office:value-type="float" office:value="-5.659895" calcext:value-type="float">
            <text:p>-5.659895</text:p>
          </table:table-cell>
          <table:table-cell office:value-type="float" office:value="8.898177" calcext:value-type="float">
            <text:p>8.898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ésentée, ursule, navires, construits, massifs</text:p>
          </table:table-cell>
          <table:table-cell office:value-type="string" calcext:value-type="string">
            <text:p>ambassade pareille à celle que Carpaccio a</text:p>
            <text:p>représentée dans La Légende de sainte Ursule. Les navires étaient</text:p>
            <text:p>massifs, construits comme des</text:p>
          </table:table-cell>
          <table:table-cell table:number-columns-repeated="1015"/>
        </table:table-row>
        <table:table-row table:style-name="ro3">
          <table:table-cell office:value-type="float" office:value="6934" calcext:value-type="float">
            <text:p>6934</text:p>
          </table:table-cell>
          <table:table-cell office:value-type="string" calcext:value-type="string">
            <text:p>La Légende des</text:p>
            <text:p>siècles et des Contemplations </text:p>
          </table:table-cell>
          <table:table-cell/>
          <table:table-cell office:value-type="float" office:value="-5.703663" calcext:value-type="float">
            <text:p>-5.703663</text:p>
          </table:table-cell>
          <table:table-cell office:value-type="float" office:value="9.143689" calcext:value-type="float">
            <text:p>9.143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éritable, siècles, légende, baigneuse, contemplations</text:p>
          </table:table-cell>
          <table:table-cell office:value-type="string" calcext:value-type="string">
            <text:p>la baigneuse », sans avoir rien écrit de La Légende des</text:p>
            <text:p>siècles et des Contemplations : ce qui est pour nous son oeuvre</text:p>
            <text:p>véritable</text:p>
          </table:table-cell>
          <table:table-cell table:number-columns-repeated="1015"/>
        </table:table-row>
        <table:table-row table:style-name="ro3">
          <table:table-cell office:value-type="float" office:value="4527" calcext:value-type="float">
            <text:p>4527</text:p>
          </table:table-cell>
          <table:table-cell office:value-type="string" calcext:value-type="string">
            <text:p>La Légende des siècles</text:p>
          </table:table-cell>
          <table:table-cell/>
          <table:table-cell office:value-type="float" office:value="-5.6583495" calcext:value-type="float">
            <text:p>-5.6583495</text:p>
          </table:table-cell>
          <table:table-cell office:value-type="float" office:value="9.284504" calcext:value-type="float">
            <text:p>9.284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go, siècles, légende, airs, absentes</text:p>
          </table:table-cell>
          <table:table-cell office:value-type="string" calcext:value-type="string">
            <text:p>»</text:p>
            <text:p>de Victor Hugo (presque aussi absentes de La Légende des siècles que les</text:p>
            <text:p>« airs », les</text:p>
          </table:table-cell>
          <table:table-cell table:number-columns-repeated="1015"/>
        </table:table-row>
        <table:table-row table:style-name="ro3">
          <table:table-cell office:value-type="float" office:value="4272" calcext:value-type="float">
            <text:p>4272</text:p>
          </table:table-cell>
          <table:table-cell office:value-type="string" calcext:value-type="string">
            <text:p>La Légende des siècles, je ne sais plus</text:p>
          </table:table-cell>
          <table:table-cell/>
          <table:table-cell office:value-type="float" office:value="-5.5932837" calcext:value-type="float">
            <text:p>-5.5932837</text:p>
          </table:table-cell>
          <table:table-cell office:value-type="float" office:value="9.238908" calcext:value-type="float">
            <text:p>9.23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ècles, titres, légende, feuilles, automne</text:p>
          </table:table-cell>
          <table:table-cell office:value-type="string" calcext:value-type="string">
            <text:p>c'est le</text:p>
            <text:p>Victor Hugo de la fin, La Légende des siècles, je ne sais plus les</text:p>
            <text:p>titres. Mais Les Feuilles d'automne,</text:p>
          </table:table-cell>
          <table:table-cell table:number-columns-repeated="1015"/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string" calcext:value-type="string">
            <text:p>La Ronde</text:p>
          </table:table-cell>
          <table:table-cell/>
          <table:table-cell office:value-type="float" office:value="-5.2463446" calcext:value-type="float">
            <text:p>-5.2463446</text:p>
          </table:table-cell>
          <table:table-cell office:value-type="float" office:value="9.075951" calcext:value-type="float">
            <text:p>9.075951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protestation, provoqué, régentes, truc, ronde</text:p>
          </table:table-cell>
          <table:table-cell office:value-type="string" calcext:value-type="string">
            <text:p>pas</text:p>
            <text:p>plus moyen de découvrir le truc que dans La Ronde ou Les Régentes</text:p>
            <text:p>et c'est encore plus fort</text:p>
          </table:table-cell>
          <table:table-cell table:number-columns-repeated="1015"/>
        </table:table-row>
        <table:table-row table:style-name="ro3">
          <table:table-cell office:value-type="float" office:value="7226" calcext:value-type="float">
            <text:p>7226</text:p>
          </table:table-cell>
          <table:table-cell office:value-type="string" calcext:value-type="string">
            <text:p>La Ronde de nuit</text:p>
          </table:table-cell>
          <table:table-cell/>
          <table:table-cell office:value-type="float" office:value="-5.455615" calcext:value-type="float">
            <text:p>-5.455615</text:p>
          </table:table-cell>
          <table:table-cell office:value-type="float" office:value="8.893897" calcext:value-type="float">
            <text:p>8.893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uple, rembrandt, humanité, ronde, fantastique</text:p>
          </table:table-cell>
          <table:table-cell office:value-type="string" calcext:value-type="string">
            <text:p>est une humanité plus fantastique</text:p>
            <text:p>que celle qui peuple La Ronde de nuit de Rembrandt. Et peut-être</text:p>
            <text:p>pourtant n'est-elle</text:p>
          </table:table-cell>
          <table:table-cell table:number-columns-repeated="1015"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La Walkyrie</text:p>
          </table:table-cell>
          <table:table-cell/>
          <table:table-cell office:value-type="float" office:value="-5.1956434" calcext:value-type="float">
            <text:p>-5.1956434</text:p>
          </table:table-cell>
          <table:table-cell office:value-type="float" office:value="8.377585" calcext:value-type="float">
            <text:p>8.3775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aniste, tristan, prélude, walkyrie, chevauchée</text:p>
          </table:table-cell>
          <table:table-cell office:value-type="string" calcext:value-type="string">
            <text:p>» Si le pianiste voulait jouer</text:p>
            <text:p>la chevauchée de La Walkyrie ou le prélude de Tristan, Mme Verdurin</text:p>
            <text:p/>
          </table:table-cell>
          <table:table-cell table:number-columns-repeated="1015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Lamartine</text:p>
          </table:table-cell>
          <table:table-cell/>
          <table:table-cell office:value-type="float" office:value="-5.211571" calcext:value-type="float">
            <text:p>-5.211571</text:p>
          </table:table-cell>
          <table:table-cell office:value-type="float" office:value="9.353388" calcext:value-type="float">
            <text:p>9.353388</text:p>
          </table:table-cell>
          <table:table-cell office:value-type="float" office:value="6.44948974278318" calcext:value-type="float">
            <text:p>6.44948974278318</text:p>
          </table:table-cell>
          <table:table-cell office:value-type="string" calcext:value-type="string">
            <text:p>doctes, vivra, couronné, entremêlait, lamartine</text:p>
          </table:table-cell>
          <table:table-cell office:value-type="string" calcext:value-type="string">
            <text:p>d'autre part Chopin et Liszt y avaient joué, Lamartine récité des</text:p>
            <text:p>vers, tous les artistes connus de</text:p>
          </table:table-cell>
          <table:table-cell table:number-columns-repeated="1015"/>
        </table:table-row>
        <table:table-row table:style-name="ro3">
          <table:table-cell office:value-type="float" office:value="7633" calcext:value-type="float">
            <text:p>7633</text:p>
          </table:table-cell>
          <table:table-cell office:value-type="string" calcext:value-type="string">
            <text:p>Légende de Joseph de Sert</text:p>
          </table:table-cell>
          <table:table-cell/>
          <table:table-cell office:value-type="float" office:value="-5.686611" calcext:value-type="float">
            <text:p>-5.686611</text:p>
          </table:table-cell>
          <table:table-cell office:value-type="float" office:value="8.833929" calcext:value-type="float">
            <text:p>8.833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t, strauss, évoquait, éblouissante, kessler</text:p>
          </table:table-cell>
          <table:table-cell office:value-type="string" calcext:value-type="string">
            <text:p>à tel qui évoquait vraiment Carpaccio</text:p>
            <text:p>dans cette éblouissante Légende de Joseph de Sert, Strauss et Kessler.</text:p>
            <text:p>Enfin, avant de</text:p>
          </table:table-cell>
          <table:table-cell table:number-columns-repeated="1015"/>
        </table:table-row>
        <table:table-row table:style-name="ro3">
          <table:table-cell office:value-type="float" office:value="4749" calcext:value-type="float">
            <text:p>4749</text:p>
          </table:table-cell>
          <table:table-cell office:value-type="string" calcext:value-type="string">
            <text:p>Légende dorée</text:p>
          </table:table-cell>
          <table:table-cell/>
          <table:table-cell office:value-type="float" office:value="-5.7408295" calcext:value-type="float">
            <text:p>-5.7408295</text:p>
          </table:table-cell>
          <table:table-cell office:value-type="float" office:value="9.009872" calcext:value-type="float">
            <text:p>9.009872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propreté, immédiats, catholiques, légende, dorée</text:p>
          </table:table-cell>
          <table:table-cell office:value-type="string" calcext:value-type="string">
            <text:p>cas ici malgré l'exemple peu</text:p>
            <text:p>probant de la Légende dorée – des soucis immédiats de propreté. Enfin au</text:p>
            <text:p/>
          </table:table-cell>
          <table:table-cell table:number-columns-repeated="1015"/>
        </table:table-row>
        <table:table-row table:style-name="ro3">
          <table:table-cell office:value-type="float" office:value="4274" calcext:value-type="float">
            <text:p>4274</text:p>
          </table:table-cell>
          <table:table-cell office:value-type="string" calcext:value-type="string">
            <text:p>Les Chants du crépuscule</text:p>
          </table:table-cell>
          <table:table-cell/>
          <table:table-cell office:value-type="float" office:value="-5.4221005" calcext:value-type="float">
            <text:p>-5.4221005</text:p>
          </table:table-cell>
          <table:table-cell office:value-type="float" office:value="9.054216" calcext:value-type="float">
            <text:p>9.054216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orientales, reliés, maudis, crépuscule, chants</text:p>
          </table:table-cell>
          <table:table-cell office:value-type="string" calcext:value-type="string">
            <text:p>les</text:p>
            <text:p>titres. Mais Les Feuilles d'automne, Les Chants du crépuscule, c'est</text:p>
            <text:p>souvent d'un poète, d'</text:p>
          </table:table-cell>
          <table:table-cell table:number-columns-repeated="1015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string" calcext:value-type="string">
            <text:p>Les Contemplations </text:p>
          </table:table-cell>
          <table:table-cell/>
          <table:table-cell office:value-type="float" office:value="-5.6333776" calcext:value-type="float">
            <text:p>-5.6333776</text:p>
          </table:table-cell>
          <table:table-cell office:value-type="float" office:value="9.113961" calcext:value-type="float">
            <text:p>9.113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rai, ajouta, contemplations, interlocuteurs, poète</text:p>
          </table:table-cell>
          <table:table-cell office:value-type="string" calcext:value-type="string">
            <text:p>un poète, d'un vrai poète. Même dans Les Contemplations »,</text:p>
            <text:p>ajouta la duchesse, que ses interlocuteurs</text:p>
          </table:table-cell>
          <table:table-cell table:number-columns-repeated="1015"/>
        </table:table-row>
        <table:table-row table:style-name="ro3">
          <table:table-cell office:value-type="float" office:value="4273" calcext:value-type="float">
            <text:p>4273</text:p>
          </table:table-cell>
          <table:table-cell office:value-type="string" calcext:value-type="string">
            <text:p>Les Feuilles d'automne</text:p>
          </table:table-cell>
          <table:table-cell/>
          <table:table-cell office:value-type="float" office:value="-5.3430862" calcext:value-type="float">
            <text:p>-5.3430862</text:p>
          </table:table-cell>
          <table:table-cell office:value-type="float" office:value="9.055337" calcext:value-type="float">
            <text:p>9.055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res, crépuscule, feuilles, automne, chants</text:p>
          </table:table-cell>
          <table:table-cell office:value-type="string" calcext:value-type="string">
            <text:p>, je ne sais plus les</text:p>
            <text:p>titres. Mais Les Feuilles d'automne, Les Chants du crépuscule, c'est</text:p>
            <text:p>souvent</text:p>
          </table:table-cell>
          <table:table-cell table:number-columns-repeated="1015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string" calcext:value-type="string">
            <text:p>Les Orientales</text:p>
            <text:p>et</text:p>
          </table:table-cell>
          <table:table-cell/>
          <table:table-cell office:value-type="float" office:value="-5.339359" calcext:value-type="float">
            <text:p>-5.339359</text:p>
          </table:table-cell>
          <table:table-cell office:value-type="float" office:value="8.916807" calcext:value-type="float">
            <text:p>8.9168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uisait, orientales, reliés, chants, maudis</text:p>
          </table:table-cell>
          <table:table-cell office:value-type="string" calcext:value-type="string">
            <text:p>force qui les conduisait vers le volume où étaient reliés Les Orientales</text:p>
            <text:p>et Les Chants du crépuscule. Je maudis le valet de</text:p>
          </table:table-cell>
          <table:table-cell table:number-columns-repeated="101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Les Régentes</text:p>
          </table:table-cell>
          <table:table-cell/>
          <table:table-cell office:value-type="float" office:value="-5.3399134" calcext:value-type="float">
            <text:p>-5.3399134</text:p>
          </table:table-cell>
          <table:table-cell office:value-type="float" office:value="9.026713" calcext:value-type="float">
            <text:p>9.026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écouvrir, ronde, patte, régentes, truc</text:p>
          </table:table-cell>
          <table:table-cell office:value-type="string" calcext:value-type="string">
            <text:p>moyen de découvrir le truc que dans La Ronde ou Les Régentes</text:p>
            <text:p>et c'est encore plus fort comme patte que</text:p>
          </table:table-cell>
          <table:table-cell table:number-columns-repeated="1015"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string" calcext:value-type="string">
            <text:p>Les Régentes</text:p>
            <text:p>de l'hôpital de</text:p>
          </table:table-cell>
          <table:table-cell/>
          <table:table-cell office:value-type="float" office:value="-5.1685987" calcext:value-type="float">
            <text:p>-5.1685987</text:p>
          </table:table-cell>
          <table:table-cell office:value-type="float" office:value="9.343981" calcext:value-type="float">
            <text:p>9.343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ôpital, régentes, imite, sublimités, vieillarde</text:p>
          </table:table-cell>
          <table:table-cell office:value-type="string" calcext:value-type="string">
            <text:p>a fait comme une espèce de vieillarde. Cela imite Les Régentes</text:p>
            <text:p>de l'hôpital de Hals. Je pense que vous connaissez ces sublimités,</text:p>
          </table:table-cell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Lohengrin</text:p>
          </table:table-cell>
          <table:table-cell/>
          <table:table-cell office:value-type="float" office:value="-5.2921944" calcext:value-type="float">
            <text:p>-5.2921944</text:p>
          </table:table-cell>
          <table:table-cell office:value-type="float" office:value="8.283264" calcext:value-type="float">
            <text:p>8.283264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certaines, wagner, prélude, cygne, lohengrin</text:p>
          </table:table-cell>
          <table:table-cell office:value-type="string" calcext:value-type="string">
            <text:p>pompe et dans la joie qui caractérisent certaines pages de Lohengrin,</text:p>
            <text:p>certaines peintures de Carpaccio, et qui font</text:p>
          </table:table-cell>
          <table:table-cell table:number-columns-repeated="1015"/>
        </table:table-row>
        <table:table-row table:style-name="ro3">
          <table:table-cell office:value-type="float" office:value="1542" calcext:value-type="float">
            <text:p>1542</text:p>
          </table:table-cell>
          <table:table-cell office:value-type="string" calcext:value-type="string">
            <text:p>Londres</text:p>
          </table:table-cell>
          <table:table-cell/>
          <table:table-cell office:value-type="float" office:value="-5.213627" calcext:value-type="float">
            <text:p>-5.213627</text:p>
          </table:table-cell>
          <table:table-cell office:value-type="float" office:value="8.357691" calcext:value-type="float">
            <text:p>8.357691</text:p>
          </table:table-cell>
          <table:table-cell office:value-type="float" office:value="6.82842712474619" calcext:value-type="float">
            <text:p>6.82842712474619</text:p>
          </table:table-cell>
          <table:table-cell office:value-type="string" calcext:value-type="string">
            <text:p>consuelo, chevreau, tous, garnis, londres</text:p>
          </table:table-cell>
          <table:table-cell office:value-type="string" calcext:value-type="string">
            <text:p>en revanche la route qui</text:p>
            <text:p>va de Paris à Londres passe nécessairement par Pétersbourg. »</text:p>
            <text:p>« </text:p>
          </table:table-cell>
          <table:table-cell table:number-columns-repeated="1015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Louvre</text:p>
          </table:table-cell>
          <table:table-cell/>
          <table:table-cell office:value-type="float" office:value="-5.0004535" calcext:value-type="float">
            <text:p>-5.0004535</text:p>
          </table:table-cell>
          <table:table-cell office:value-type="float" office:value="8.130682" calcext:value-type="float">
            <text:p>8.130682</text:p>
          </table:table-cell>
          <table:table-cell office:value-type="float" office:value="6.82842712474619" calcext:value-type="float">
            <text:p>6.82842712474619</text:p>
          </table:table-cell>
          <table:table-cell office:value-type="string" calcext:value-type="string">
            <text:p>original, bavarois, ressource, château, louvre</text:p>
          </table:table-cell>
          <table:table-cell office:value-type="string" calcext:value-type="string">
            <text:p>avais été voir des Carpaccio</text:p>
            <text:p>dans une salle du Louvre ou la Berma dans quelque pièce dont je n'aurais</text:p>
          </table:table-cell>
          <table:table-cell table:number-columns-repeated="1015"/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M. Biche</text:p>
          </table:table-cell>
          <table:table-cell/>
          <table:table-cell office:value-type="float" office:value="-5.5374064" calcext:value-type="float">
            <text:p>-5.5374064</text:p>
          </table:table-cell>
          <table:table-cell office:value-type="float" office:value="8.618765" calcext:value-type="float">
            <text:p>8.618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érité, épaule, vivants, biche, construite</text:p>
          </table:table-cell>
          <table:table-cell office:value-type="string" calcext:value-type="string">
            <text:p>vivants),</text:p>
            <text:p>et sans vérité, comme si M. Biche n’eût pas su comment était construite</text:p>
            <text:p>une épaule</text:p>
          </table:table-cell>
          <table:table-cell table:number-columns-repeated="1015"/>
        </table:table-row>
        <table:table-row table:style-name="ro3">
          <table:table-cell office:value-type="float" office:value="2260" calcext:value-type="float">
            <text:p>2260</text:p>
          </table:table-cell>
          <table:table-cell office:value-type="string" calcext:value-type="string">
            <text:p>M. de Bouillon</text:p>
          </table:table-cell>
          <table:table-cell/>
          <table:table-cell office:value-type="float" office:value="-5.585477" calcext:value-type="float">
            <text:p>-5.585477</text:p>
          </table:table-cell>
          <table:table-cell office:value-type="float" office:value="9.403743" calcext:value-type="float">
            <text:p>9.403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nt, victor, hugo, camarades, bouillon</text:p>
          </table:table-cell>
          <table:table-cell office:value-type="string" calcext:value-type="string">
            <text:p>Quant à Victor Hugo,</text:p>
            <text:p>elle nous disait que M. de Bouillon, son père, qui avait des</text:p>
            <text:p>camarades dans</text:p>
          </table:table-cell>
          <table:table-cell table:number-columns-repeated="1015"/>
        </table:table-row>
        <table:table-row table:style-name="ro4">
          <table:table-cell office:value-type="float" office:value="4844" calcext:value-type="float">
            <text:p>4844</text:p>
          </table:table-cell>
          <table:table-cell office:value-type="string" calcext:value-type="string">
            <text:p>M. de Charlus</text:p>
            <text:p>n'aimait pas dire bonjour</text:p>
          </table:table-cell>
          <table:table-cell/>
          <table:table-cell office:value-type="float" office:value="-5.1075683" calcext:value-type="float">
            <text:p>-5.1075683</text:p>
          </table:table-cell>
          <table:table-cell office:value-type="float" office:value="8.782832" calcext:value-type="float">
            <text:p>8.7828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mier, aimait, bonjour, vaugoubert, préféraient</text:p>
          </table:table-cell>
          <table:table-cell office:value-type="string" calcext:value-type="string">
            <text:p>le roi.</text:p>
            <text:p>M. de Vaugoubert comme M. de Charlus</text:p>
            <text:p>n'aimait pas dire bonjour le premier. L'un et l'autre préféraient</text:p>
            <text:p/>
          </table:table-cell>
          <table:table-cell table:number-columns-repeated="1015"/>
        </table:table-row>
        <table:table-row table:style-name="ro3">
          <table:table-cell office:value-type="float" office:value="6281" calcext:value-type="float">
            <text:p>6281</text:p>
          </table:table-cell>
          <table:table-cell office:value-type="string" calcext:value-type="string">
            <text:p>M. de Chevregny</text:p>
          </table:table-cell>
          <table:table-cell/>
          <table:table-cell office:value-type="float" office:value="-5.185513" calcext:value-type="float">
            <text:p>-5.185513</text:p>
          </table:table-cell>
          <table:table-cell office:value-type="float" office:value="8.47983" calcext:value-type="float">
            <text:p>8.47983</text:p>
          </table:table-cell>
          <table:table-cell office:value-type="float" office:value="6.23606797749979" calcext:value-type="float">
            <text:p>6.23606797749979</text:p>
          </table:table-cell>
          <table:table-cell office:value-type="string" calcext:value-type="string">
            <text:p>éblouir, beausoleil, hermonville, provincial, chevregny</text:p>
          </table:table-cell>
          <table:table-cell office:value-type="string" calcext:value-type="string">
            <text:p>l'heure. »</text:p>
            <text:p>À Hermonville montait quelquefois M. de Chevregny,</text:p>
            <text:p>dont le nom, nous dit Brichot,</text:p>
          </table:table-cell>
          <table:table-cell table:number-columns-repeated="1015"/>
        </table:table-row>
        <table:table-row table:style-name="ro2">
          <table:table-cell office:value-type="float" office:value="4840" calcext:value-type="float">
            <text:p>4840</text:p>
          </table:table-cell>
          <table:table-cell office:value-type="string" calcext:value-type="string">
            <text:p>M. de Vaugoubert</text:p>
            <text:p>les</text:p>
          </table:table-cell>
          <table:table-cell/>
          <table:table-cell office:value-type="float" office:value="-5.1063256" calcext:value-type="float">
            <text:p>-5.1063256</text:p>
          </table:table-cell>
          <table:table-cell office:value-type="float" office:value="8.597904" calcext:value-type="float">
            <text:p>8.597904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mardochée, classiques, nullité, alternances, vaugoubert</text:p>
          </table:table-cell>
          <table:table-cell office:value-type="string" calcext:value-type="string">
            <text:p>, par sa nullité intellectuelle surtout, ces alternances, M. de Vaugoubert</text:p>
            <text:p>les présentait pourtant. Mais tandis que chez M. de</text:p>
          </table:table-cell>
          <table:table-cell table:number-columns-repeated="1015"/>
        </table:table-row>
        <table:table-row table:style-name="ro2">
          <table:table-cell office:value-type="float" office:value="7122" calcext:value-type="float">
            <text:p>7122</text:p>
          </table:table-cell>
          <table:table-cell office:value-type="string" calcext:value-type="string">
            <text:p>M. Maspero</text:p>
          </table:table-cell>
          <table:table-cell/>
          <table:table-cell office:value-type="float" office:value="-5.094275" calcext:value-type="float">
            <text:p>-5.094275</text:p>
          </table:table-cell>
          <table:table-cell office:value-type="float" office:value="9.480995" calcext:value-type="float">
            <text:p>9.480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érimée, renan, maspero, palestine, voyageant</text:p>
          </table:table-cell>
          <table:table-cell office:value-type="string" calcext:value-type="string">
            <text:p>M. Mérimée et M. Renan, son collègue M. Maspero avaient éprouvé,</text:p>
            <text:p>voyageant en Espagne, en Palestine</text:p>
          </table:table-cell>
          <table:table-cell table:number-columns-repeated="1015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M. Mérimée</text:p>
          </table:table-cell>
          <table:table-cell/>
          <table:table-cell office:value-type="float" office:value="-5.1613193" calcext:value-type="float">
            <text:p>-5.1613193</text:p>
          </table:table-cell>
          <table:table-cell office:value-type="float" office:value="9.459198" calcext:value-type="float">
            <text:p>9.459198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talent, collègue, renan, maspero, mérimée</text:p>
          </table:table-cell>
          <table:table-cell office:value-type="string" calcext:value-type="string">
            <text:p>sur ce ton. Mon père qui le voyait chez M. Mérimée – un homme</text:p>
            <text:p>de talent, au moins</text:p>
          </table:table-cell>
          <table:table-cell table:number-columns-repeated="1015"/>
        </table:table-row>
        <table:table-row table:style-name="ro3">
          <table:table-cell office:value-type="float" office:value="2408" calcext:value-type="float">
            <text:p>2408</text:p>
          </table:table-cell>
          <table:table-cell office:value-type="string" calcext:value-type="string">
            <text:p>M. Victor Hugo</text:p>
          </table:table-cell>
          <table:table-cell/>
          <table:table-cell office:value-type="float" office:value="-5.498332" calcext:value-type="float">
            <text:p>-5.498332</text:p>
          </table:table-cell>
          <table:table-cell office:value-type="float" office:value="9.486527" calcext:value-type="float">
            <text:p>9.486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, hugo, racine, tragédie, drames</text:p>
          </table:table-cell>
          <table:table-cell office:value-type="string" calcext:value-type="string">
            <text:p>tragédie de Racine que</text:p>
            <text:p>dans tous les drames de M. Victor Hugo, répondit M. de Charlus.</text:p>
            <text:p>—</text:p>
          </table:table-cell>
          <table:table-cell table:number-columns-repeated="1015"/>
        </table:table-row>
        <table:table-row table:style-name="ro2">
          <table:table-cell office:value-type="float" office:value="8171" calcext:value-type="float">
            <text:p>8171</text:p>
          </table:table-cell>
          <table:table-cell office:value-type="string" calcext:value-type="string">
            <text:p>madame</text:p>
            <text:p>Sarah Bernhardt</text:p>
          </table:table-cell>
          <table:table-cell/>
          <table:table-cell office:value-type="float" office:value="-5.851724" calcext:value-type="float">
            <text:p>-5.851724</text:p>
          </table:table-cell>
          <table:table-cell office:value-type="float" office:value="8.236267" calcext:value-type="float">
            <text:p>8.236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l, demande, sarah, bernhardt, qualifiée</text:p>
          </table:table-cell>
          <table:table-cell office:value-type="string" calcext:value-type="string">
            <text:p>pas, mais je me demande jusqu'à quel point madame</text:p>
            <text:p>Sarah Bernhardt est qualifiée pour parler au nom de la France.</text:p>
          </table:table-cell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Madeleine</text:p>
            <text:p>Brohan</text:p>
          </table:table-cell>
          <table:table-cell/>
          <table:table-cell office:value-type="float" office:value="-5.86577" calcext:value-type="float">
            <text:p>-5.86577</text:p>
          </table:table-cell>
          <table:table-cell office:value-type="float" office:value="8.148317" calcext:value-type="float">
            <text:p>8.148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nhardt, intéressaient, samary, bartet, brohan</text:p>
          </table:table-cell>
          <table:table-cell office:value-type="string" calcext:value-type="string">
            <text:p>illustres, Sarah Bernhardt, la Berma, Bartet, Madeleine</text:p>
            <text:p>Brohan, Jeanne Samary, mais toutes m’intéressaient. Or</text:p>
          </table:table-cell>
          <table:table-cell table:number-columns-repeated="1015"/>
        </table:table-row>
        <table:table-row table:style-name="ro3">
          <table:table-cell office:value-type="float" office:value="3441" calcext:value-type="float">
            <text:p>3441</text:p>
          </table:table-cell>
          <table:table-cell office:value-type="string" calcext:value-type="string">
            <text:p>Maeterlinck</text:p>
          </table:table-cell>
          <table:table-cell/>
          <table:table-cell office:value-type="float" office:value="-5.273316" calcext:value-type="float">
            <text:p>-5.273316</text:p>
          </table:table-cell>
          <table:table-cell office:value-type="float" office:value="8.226454" calcext:value-type="float">
            <text:p>8.2264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posés, âpre, musicalement, incompréhension, maeterlinck</text:p>
          </table:table-cell>
          <table:table-cell office:value-type="string" calcext:value-type="string">
            <text:p>d'âpre satisfaction à</text:p>
            <text:p>constater sa complète incompréhension de Maeterlinck. « C'est pour une</text:p>
            <text:p>pareille femme</text:p>
          </table:table-cell>
          <table:table-cell table:number-columns-repeated="1015"/>
        </table:table-row>
        <table:table-row table:style-name="ro3">
          <table:table-cell office:value-type="float" office:value="7670" calcext:value-type="float">
            <text:p>7670</text:p>
          </table:table-cell>
          <table:table-cell office:value-type="string" calcext:value-type="string">
            <text:p>maison de Gramont</text:p>
          </table:table-cell>
          <table:table-cell/>
          <table:table-cell office:value-type="float" office:value="-5.6962214" calcext:value-type="float">
            <text:p>-5.6962214</text:p>
          </table:table-cell>
          <table:table-cell office:value-type="float" office:value="9.142057" calcext:value-type="float">
            <text:p>9.142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éritables, porté, gramont, choquée, saintes</text:p>
          </table:table-cell>
          <table:table-cell office:value-type="string" calcext:value-type="string">
            <text:p>choquée que depuis des</text:p>
            <text:p>siècles des filles de la maison de Gramont, qui furent de véritables saintes,</text:p>
            <text:p>aient porté</text:p>
          </table:table-cell>
          <table:table-cell table:number-columns-repeated="1015"/>
        </table:table-row>
        <table:table-row table:style-name="ro3">
          <table:table-cell office:value-type="float" office:value="4907" calcext:value-type="float">
            <text:p>4907</text:p>
          </table:table-cell>
          <table:table-cell office:value-type="string" calcext:value-type="string">
            <text:p>Mardochée</text:p>
          </table:table-cell>
          <table:table-cell/>
          <table:table-cell office:value-type="float" office:value="-5.0564985" calcext:value-type="float">
            <text:p>-5.0564985</text:p>
          </table:table-cell>
          <table:table-cell office:value-type="float" office:value="8.703084" calcext:value-type="float">
            <text:p>8.703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èle, religion, explique, élise, mardochée</text:p>
          </table:table-cell>
          <table:table-cell office:value-type="string" calcext:value-type="string">
            <text:p/>
            <text:p>les vers par lesquels Esther explique à Élise que Mardochée a tenu, par zèle</text:p>
            <text:p>pour sa religion,</text:p>
          </table:table-cell>
          <table:table-cell table:number-columns-repeated="1015"/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string" calcext:value-type="string">
            <text:p>Maspero</text:p>
          </table:table-cell>
          <table:table-cell/>
          <table:table-cell office:value-type="float" office:value="-5.231961" calcext:value-type="float">
            <text:p>-5.231961</text:p>
          </table:table-cell>
          <table:table-cell office:value-type="float" office:value="8.056102" calcext:value-type="float">
            <text:p>8.056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ctement, livre, maspero, chasseurs, liste</text:p>
          </table:table-cell>
          <table:table-cell office:value-type="string" calcext:value-type="string">
            <text:p/>
            <text:p>pour la première fois, dans un livre de Maspero, qu'on savait exactement la</text:p>
            <text:p>liste des chasseurs</text:p>
          </table:table-cell>
          <table:table-cell table:number-columns-repeated="1015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Maxime</text:p>
          </table:table-cell>
          <table:table-cell/>
          <table:table-cell office:value-type="float" office:value="-5.533678" calcext:value-type="float">
            <text:p>-5.533678</text:p>
          </table:table-cell>
          <table:table-cell office:value-type="float" office:value="9.412612" calcext:value-type="float">
            <text:p>9.4126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loge, camp, maxime, applaudi, mézières</text:p>
          </table:table-cell>
          <table:table-cell office:value-type="string" calcext:value-type="string">
            <text:p>applaudi plus volontiers à l'éloge de Victor Hugo par Maxime Du Camp ou</text:p>
            <text:p>Mézières, qu'à celui de</text:p>
          </table:table-cell>
          <table:table-cell table:number-columns-repeated="1015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Meilhac</text:p>
          </table:table-cell>
          <table:table-cell/>
          <table:table-cell office:value-type="float" office:value="-5.214276" calcext:value-type="float">
            <text:p>-5.214276</text:p>
          </table:table-cell>
          <table:table-cell office:value-type="float" office:value="9.519824" calcext:value-type="float">
            <text:p>9.519824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genre, littérature, halévy, mérimée, meilhac</text:p>
          </table:table-cell>
          <table:table-cell office:value-type="string" calcext:value-type="string">
            <text:p>a trouvé sa dernière expression dans le</text:p>
            <text:p>théâtre de Meilhac et Halévy, elle l'adaptait même aux rapports sociaux</text:p>
          </table:table-cell>
          <table:table-cell table:number-columns-repeated="1015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string" calcext:value-type="string">
            <text:p>Meilhac</text:p>
            <text:p>et</text:p>
          </table:table-cell>
          <table:table-cell/>
          <table:table-cell office:value-type="float" office:value="-5.259906" calcext:value-type="float">
            <text:p>-5.259906</text:p>
          </table:table-cell>
          <table:table-cell office:value-type="float" office:value="9.584343" calcext:value-type="float">
            <text:p>9.5843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nus, ajouter, mérimée, meilhac, halévy</text:p>
          </table:table-cell>
          <table:table-cell office:value-type="string" calcext:value-type="string">
            <text:p>de Mme de Guermantes : Mérimée, Meilhac</text:p>
            <text:p>et Halévy, étaient venus ajouter, avec le respect du</text:p>
          </table:table-cell>
          <table:table-cell table:number-columns-repeated="1015"/>
        </table:table-row>
        <table:table-row table:style-name="ro2">
          <table:table-cell office:value-type="float" office:value="6505" calcext:value-type="float">
            <text:p>6505</text:p>
          </table:table-cell>
          <table:table-cell office:value-type="string" calcext:value-type="string">
            <text:p>Meilhac de Mallarmé</text:p>
          </table:table-cell>
          <table:table-cell/>
          <table:table-cell office:value-type="float" office:value="-5.34847" calcext:value-type="float">
            <text:p>-5.34847</text:p>
          </table:table-cell>
          <table:table-cell office:value-type="float" office:value="9.596679" calcext:value-type="float">
            <text:p>9.596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, meilhac, courier, mallarmé, moqueur</text:p>
          </table:table-cell>
          <table:table-cell office:value-type="string" calcext:value-type="string">
            <text:p>Balzac, Paul-Louis Courier de Victor Hugo, Meilhac de Mallarmé. Je</text:p>
            <text:p>comprenais bien que le moqueur avait une</text:p>
          </table:table-cell>
          <table:table-cell table:number-columns-repeated="1015"/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string" calcext:value-type="string">
            <text:p>Mérimée</text:p>
          </table:table-cell>
          <table:table-cell/>
          <table:table-cell office:value-type="float" office:value="-5.26819" calcext:value-type="float">
            <text:p>-5.26819</text:p>
          </table:table-cell>
          <table:table-cell office:value-type="float" office:value="9.517179" calcext:value-type="float">
            <text:p>9.517179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formations, convenus, baudelaire, meilhac, mérimée</text:p>
          </table:table-cell>
          <table:table-cell office:value-type="string" calcext:value-type="string">
            <text:p>communs et de sentiments</text:p>
            <text:p>convenus, qui descend de Mérimée et a trouvé sa dernière expression dans le</text:p>
            <text:p>théâtre</text:p>
          </table:table-cell>
          <table:table-cell table:number-columns-repeated="1015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Metternich</text:p>
          </table:table-cell>
          <table:table-cell/>
          <table:table-cell office:value-type="float" office:value="-5.3511143" calcext:value-type="float">
            <text:p>-5.3511143</text:p>
          </table:table-cell>
          <table:table-cell office:value-type="float" office:value="8.307982" calcext:value-type="float">
            <text:p>8.307982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désirait, princesse, lancé, inscrire, metternich</text:p>
          </table:table-cell>
          <table:table-cell office:value-type="string" calcext:value-type="string">
            <text:p> ; il me fut présenté par la princesse de Metternich, vint</text:p>
            <text:p>s'inscrire et désirait être invité.</text:p>
          </table:table-cell>
          <table:table-cell table:number-columns-repeated="1015"/>
        </table:table-row>
        <table:table-row table:style-name="ro3">
          <table:table-cell office:value-type="float" office:value="7023" calcext:value-type="float">
            <text:p>7023</text:p>
          </table:table-cell>
          <table:table-cell office:value-type="string" calcext:value-type="string">
            <text:p>Meurices</text:p>
          </table:table-cell>
          <table:table-cell/>
          <table:table-cell office:value-type="float" office:value="-5.4863696" calcext:value-type="float">
            <text:p>-5.4863696</text:p>
          </table:table-cell>
          <table:table-cell office:value-type="float" office:value="9.528302" calcext:value-type="float">
            <text:p>9.528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éférait, entourer, admettaient, vacqueries, meurices</text:p>
          </table:table-cell>
          <table:table-cell office:value-type="string" calcext:value-type="string">
            <text:p>aime</text:p>
            <text:p>à s'entourer surtout de Vacqueries et de Meurices. Il préférait à tous, ceux</text:p>
            <text:p>qui admettaient</text:p>
          </table:table-cell>
          <table:table-cell table:number-columns-repeated="1015"/>
        </table:table-row>
        <table:table-row table:style-name="ro2">
          <table:table-cell office:value-type="float" office:value="5693" calcext:value-type="float">
            <text:p>5693</text:p>
          </table:table-cell>
          <table:table-cell office:value-type="string" calcext:value-type="string">
            <text:p>Millet</text:p>
          </table:table-cell>
          <table:table-cell/>
          <table:table-cell office:value-type="float" office:value="-5.5630636" calcext:value-type="float">
            <text:p>-5.5630636</text:p>
          </table:table-cell>
          <table:table-cell office:value-type="float" office:value="8.566127" calcext:value-type="float">
            <text:p>8.566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lstoï, paysan, limite, millet, moujik</text:p>
          </table:table-cell>
          <table:table-cell office:value-type="string" calcext:value-type="string">
            <text:p> ; un moujik de Tolstoï, un paysan de Millet étaient l'extrême</text:p>
            <text:p>limite sociale qu'elle ne permettait</text:p>
          </table:table-cell>
          <table:table-cell table:number-columns-repeated="1015"/>
        </table:table-row>
        <table:table-row table:style-name="ro2">
          <table:table-cell office:value-type="float" office:value="6614" calcext:value-type="float">
            <text:p>6614</text:p>
          </table:table-cell>
          <table:table-cell office:value-type="string" calcext:value-type="string">
            <text:p>minute</text:p>
            <text:p>indéfiniment</text:p>
          </table:table-cell>
          <table:table-cell/>
          <table:table-cell office:value-type="float" office:value="-5.105613" calcext:value-type="float">
            <text:p>-5.105613</text:p>
          </table:table-cell>
          <table:table-cell office:value-type="float" office:value="8.223484" calcext:value-type="float">
            <text:p>8.223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oisse, indéfiniment, faiblesse, refait, minute</text:p>
          </table:table-cell>
          <table:table-cell office:value-type="string" calcext:value-type="string">
            <text:p>, mais le hasard d'une minute d'angoisse, minute</text:p>
            <text:p>indéfiniment prolongée par notre faiblesse de caractère, laquelle refait chaque</text:p>
          </table:table-cell>
          <table:table-cell table:number-columns-repeated="1015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Mme Berma </text:p>
          </table:table-cell>
          <table:table-cell/>
          <table:table-cell office:value-type="float" office:value="-5.3330903" calcext:value-type="float">
            <text:p>-5.3330903</text:p>
          </table:table-cell>
          <table:table-cell office:value-type="float" office:value="8.061229" calcext:value-type="float">
            <text:p>8.06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pois, certainement, berma, succès, contribuent</text:p>
          </table:table-cell>
          <table:table-cell office:value-type="string" calcext:value-type="string">
            <text:p>Une des choses qui contribuent certainement au succès</text:p>
            <text:p>de Mme Berma », dit M. de Norpois en se</text:p>
          </table:table-cell>
          <table:table-cell table:number-columns-repeated="1015"/>
        </table:table-row>
        <table:table-row table:style-name="ro3">
          <table:table-cell office:value-type="float" office:value="6031" calcext:value-type="float">
            <text:p>6031</text:p>
          </table:table-cell>
          <table:table-cell office:value-type="string" calcext:value-type="string">
            <text:p>Mme Bovary</text:p>
          </table:table-cell>
          <table:table-cell/>
          <table:table-cell office:value-type="float" office:value="-5.611595" calcext:value-type="float">
            <text:p>-5.611595</text:p>
          </table:table-cell>
          <table:table-cell office:value-type="float" office:value="8.751312" calcext:value-type="float">
            <text:p>8.751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êtres, région, terreur, bovary, sanseverina</text:p>
          </table:table-cell>
          <table:table-cell office:value-type="string" calcext:value-type="string">
            <text:p>la région, me faisant penser</text:p>
            <text:p>avec terreur que Mme Bovary et la Sanseverina m'eussent</text:p>
            <text:p>peut-être semblé des êtres</text:p>
          </table:table-cell>
          <table:table-cell table:number-columns-repeated="1015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string" calcext:value-type="string">
            <text:p>Mme de Brissac</text:p>
          </table:table-cell>
          <table:table-cell/>
          <table:table-cell office:value-type="float" office:value="-5.5011435" calcext:value-type="float">
            <text:p>-5.5011435</text:p>
          </table:table-cell>
          <table:table-cell office:value-type="float" office:value="9.442871" calcext:value-type="float">
            <text:p>9.442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iane, veux, victor, hugo, brissac</text:p>
          </table:table-cell>
          <table:table-cell office:value-type="string" calcext:value-type="string">
            <text:p> Pour ma part, non, Oriane, dit Mme de Brissac,</text:p>
            <text:p>je n'en veux pas à Victor Hugo</text:p>
          </table:table-cell>
          <table:table-cell table:number-columns-repeated="1015"/>
        </table:table-row>
        <table:table-row table:style-name="ro3">
          <table:table-cell office:value-type="float" office:value="4280" calcext:value-type="float">
            <text:p>4280</text:p>
          </table:table-cell>
          <table:table-cell office:value-type="string" calcext:value-type="string">
            <text:p>Mme de Guermantes : Mérimée</text:p>
          </table:table-cell>
          <table:table-cell/>
          <table:table-cell office:value-type="float" office:value="-5.2251997" calcext:value-type="float">
            <text:p>-5.2251997</text:p>
          </table:table-cell>
          <table:table-cell office:value-type="float" office:value="9.538189" calcext:value-type="float">
            <text:p>9.538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crivains, halévy, déployer, préférés, locale</text:p>
          </table:table-cell>
          <table:table-cell office:value-type="string" calcext:value-type="string">
            <text:p>déployer son originalité locale, les</text:p>
            <text:p>écrivains préférés de Mme de Guermantes : Mérimée, Meilhac</text:p>
            <text:p>et Halévy, étaient venus ajouter,</text:p>
          </table:table-cell>
          <table:table-cell table:number-columns-repeated="1015"/>
        </table:table-row>
        <table:table-row table:style-name="ro2">
          <table:table-cell office:value-type="float" office:value="4780" calcext:value-type="float">
            <text:p>4780</text:p>
          </table:table-cell>
          <table:table-cell office:value-type="string" calcext:value-type="string">
            <text:p>Mme de Lafayette</text:p>
          </table:table-cell>
          <table:table-cell/>
          <table:table-cell office:value-type="float" office:value="-5.3636613" calcext:value-type="float">
            <text:p>-5.3636613</text:p>
          </table:table-cell>
          <table:table-cell office:value-type="float" office:value="9.325218" calcext:value-type="float">
            <text:p>9.325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fayette, substance, éprouve, scott, walter</text:p>
          </table:table-cell>
          <table:table-cell office:value-type="string" calcext:value-type="string">
            <text:p>qu'il éprouve il en reconnaît la substance en lisant Mme de Lafayette,</text:p>
            <text:p>Racine, Baudelaire, Walter Scott, alors</text:p>
          </table:table-cell>
          <table:table-cell table:number-columns-repeated="1015"/>
        </table:table-row>
        <table:table-row table:style-name="ro3">
          <table:table-cell office:value-type="float" office:value="6970" calcext:value-type="float">
            <text:p>6970</text:p>
          </table:table-cell>
          <table:table-cell office:value-type="string" calcext:value-type="string">
            <text:p>Mme de Metternich</text:p>
          </table:table-cell>
          <table:table-cell/>
          <table:table-cell office:value-type="float" office:value="-5.532791" calcext:value-type="float">
            <text:p>-5.532791</text:p>
          </table:table-cell>
          <table:table-cell office:value-type="float" office:value="8.258166" calcext:value-type="float">
            <text:p>8.258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élèbre, mérite, brisé, metternich, sifflait</text:p>
          </table:table-cell>
          <table:table-cell office:value-type="string" calcext:value-type="string">
            <text:p>Vinteuil mérite</text:p>
            <text:p>de rester plus célèbre que celui que Mme de Metternich a</text:p>
            <text:p>brisé parce qu'on sifflait Wagner. –</text:p>
          </table:table-cell>
          <table:table-cell table:number-columns-repeated="1015"/>
        </table:table-row>
        <table:table-row table:style-name="ro3">
          <table:table-cell office:value-type="float" office:value="4808" calcext:value-type="float">
            <text:p>4808</text:p>
          </table:table-cell>
          <table:table-cell office:value-type="string" calcext:value-type="string">
            <text:p>Mme de Vaugoubert</text:p>
          </table:table-cell>
          <table:table-cell/>
          <table:table-cell office:value-type="float" office:value="-5.0548353" calcext:value-type="float">
            <text:p>-5.0548353</text:p>
          </table:table-cell>
          <table:table-cell office:value-type="float" office:value="8.624432" calcext:value-type="float">
            <text:p>8.6244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épaissie, réalisait, bourbonien, mme, vaugoubert</text:p>
          </table:table-cell>
          <table:table-cell office:value-type="string" calcext:value-type="string">
            <text:p>. – Un</text:p>
            <text:p>médecin. – Face caractéristique de Mme de Vaugoubert. – Mme d'Arpajon,</text:p>
            <text:p>le jet</text:p>
          </table:table-cell>
          <table:table-cell table:number-columns-repeated="1015"/>
        </table:table-row>
        <table:table-row table:style-name="ro3">
          <table:table-cell office:value-type="float" office:value="4842" calcext:value-type="float">
            <text:p>4842</text:p>
          </table:table-cell>
          <table:table-cell office:value-type="string" calcext:value-type="string">
            <text:p>Mme de Vaugoubert</text:p>
            <text:p/>
          </table:table-cell>
          <table:table-cell/>
          <table:table-cell office:value-type="float" office:value="-5.1445775" calcext:value-type="float">
            <text:p>-5.1445775</text:p>
          </table:table-cell>
          <table:table-cell office:value-type="float" office:value="8.646651" calcext:value-type="float">
            <text:p>8.646651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empoigner, prélèvements, opérait, corpulence, vaugoubert</text:p>
          </table:table-cell>
          <table:table-cell office:value-type="string" calcext:value-type="string">
            <text:p/>
            <text:p>combien de prélèvements il opérait sur le crédit de Mme de Vaugoubert</text:p>
            <text:p>(qu'à cause de sa corpulence, de sa</text:p>
          </table:table-cell>
          <table:table-cell table:number-columns-repeated="1015"/>
        </table:table-row>
        <table:table-row table:style-name="ro3">
          <table:table-cell office:value-type="float" office:value="4261" calcext:value-type="float">
            <text:p>4261</text:p>
          </table:table-cell>
          <table:table-cell office:value-type="string" calcext:value-type="string">
            <text:p>Mme Deshoulières</text:p>
          </table:table-cell>
          <table:table-cell/>
          <table:table-cell office:value-type="float" office:value="-5.643384" calcext:value-type="float">
            <text:p>-5.643384</text:p>
          </table:table-cell>
          <table:table-cell office:value-type="float" office:value="9.309226" calcext:value-type="float">
            <text:p>9.309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go, siècles, poète, légende, deshoulières</text:p>
          </table:table-cell>
          <table:table-cell office:value-type="string" calcext:value-type="string">
            <text:p>poète et qui est</text:p>
            <text:p>peut-être encore plus près de Mme Deshoulières que du Victor</text:p>
            <text:p>Hugo de La Légende des siècles</text:p>
          </table:table-cell>
          <table:table-cell table:number-columns-repeated="1015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Mme Verdurin</text:p>
            <text:p>protestait</text:p>
          </table:table-cell>
          <table:table-cell/>
          <table:table-cell office:value-type="float" office:value="-5.2431808" calcext:value-type="float">
            <text:p>-5.2431808</text:p>
          </table:table-cell>
          <table:table-cell office:value-type="float" office:value="8.346577" calcext:value-type="float">
            <text:p>8.3465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élude, walkyrie, protestait, chevauchée, déplût</text:p>
          </table:table-cell>
          <table:table-cell office:value-type="string" calcext:value-type="string">
            <text:p>chevauchée de La Walkyrie ou le prélude de Tristan, Mme Verdurin</text:p>
            <text:p>protestait, non que cette musique lui déplût, mais au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olière</text:p>
          </table:table-cell>
          <table:table-cell/>
          <table:table-cell office:value-type="float" office:value="-5.045826" calcext:value-type="float">
            <text:p>-5.045826</text:p>
          </table:table-cell>
          <table:table-cell office:value-type="float" office:value="8.999652" calcext:value-type="float">
            <text:p>8.999652</text:p>
          </table:table-cell>
          <table:table-cell office:value-type="float" office:value="8.12310562561766" calcext:value-type="float">
            <text:p>8.12310562561766</text:p>
          </table:table-cell>
          <table:table-cell office:value-type="string" calcext:value-type="string">
            <text:p>orbi, quarte, concourait, savez, molière</text:p>
          </table:table-cell>
          <table:table-cell office:value-type="string" calcext:value-type="string">
            <text:p>de l’eau</text:p>
            <text:p>ou que comme un vers de Molière que nous nous répétons sans arrêter, c’est un</text:p>
          </table:table-cell>
          <table:table-cell table:number-columns-repeated="1015"/>
        </table:table-row>
        <table:table-row table:style-name="ro2">
          <table:table-cell office:value-type="float" office:value="4490" calcext:value-type="float">
            <text:p>4490</text:p>
          </table:table-cell>
          <table:table-cell office:value-type="string" calcext:value-type="string">
            <text:p>monarchie</text:p>
            <text:p>de Juillet</text:p>
          </table:table-cell>
          <table:table-cell/>
          <table:table-cell office:value-type="float" office:value="-5.274671" calcext:value-type="float">
            <text:p>-5.274671</text:p>
          </table:table-cell>
          <table:table-cell office:value-type="float" office:value="9.759183" calcext:value-type="float">
            <text:p>9.759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c, juillet, monarchie, fezensac, unissant</text:p>
          </table:table-cell>
          <table:table-cell office:value-type="string" calcext:value-type="string">
            <text:p>non sans charme, car, unissant, sous la monarchie</text:p>
            <text:p>de Juillet, le duc de Guermantes et le duc de Fezensac</text:p>
          </table:table-cell>
          <table:table-cell table:number-columns-repeated="1015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string" calcext:value-type="string">
            <text:p>monarchie de Juillet</text:p>
          </table:table-cell>
          <table:table-cell/>
          <table:table-cell office:value-type="float" office:value="-5.4975553" calcext:value-type="float">
            <text:p>-5.4975553</text:p>
          </table:table-cell>
          <table:table-cell office:value-type="float" office:value="9.439398" calcext:value-type="float">
            <text:p>9.439398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vif, issue, blâmer, juillet, monarchie</text:p>
          </table:table-cell>
          <table:table-cell office:value-type="string" calcext:value-type="string">
            <text:p>aurait pu goûter et blâmer Victor</text:p>
            <text:p>Hugo sous la monarchie de Juillet, enfin un vif goût de la littérature issue de</text:p>
          </table:table-cell>
          <table:table-cell table:number-columns-repeated="1015"/>
        </table:table-row>
        <table:table-row table:style-name="ro3">
          <table:table-cell office:value-type="float" office:value="5303" calcext:value-type="float">
            <text:p>5303</text:p>
          </table:table-cell>
          <table:table-cell office:value-type="string" calcext:value-type="string">
            <text:p>Montesquieu</text:p>
          </table:table-cell>
          <table:table-cell/>
          <table:table-cell office:value-type="float" office:value="-5.722863" calcext:value-type="float">
            <text:p>-5.722863</text:p>
          </table:table-cell>
          <table:table-cell office:value-type="float" office:value="8.066227" calcext:value-type="float">
            <text:p>8.066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it, poussin, prédilection, flaubert, montesquieu</text:p>
          </table:table-cell>
          <table:table-cell office:value-type="string" calcext:value-type="string">
            <text:p>oeuvre de Poussin,</text:p>
            <text:p>une phrase de Flaubert dans Montesquieu. Et quelquefois aussi ce bruit de la</text:p>
            <text:p>prédilection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usset</text:p>
          </table:table-cell>
          <table:table-cell/>
          <table:table-cell office:value-type="float" office:value="-5.0899835" calcext:value-type="float">
            <text:p>-5.0899835</text:p>
          </table:table-cell>
          <table:table-cell office:value-type="float" office:value="9.565381" calcext:value-type="float">
            <text:p>9.565381</text:p>
          </table:table-cell>
          <table:table-cell office:value-type="float" office:value="7.3166247903554" calcext:value-type="float">
            <text:p>7.3166247903554</text:p>
          </table:table-cell>
          <table:table-cell office:value-type="string" calcext:value-type="string">
            <text:p>tour, vers, espoir, poète, musset</text:p>
          </table:table-cell>
          <table:table-cell office:value-type="string" calcext:value-type="string">
            <text:p>su depuis, avait d’abord choisi les poésies de Musset, un volume de</text:p>
            <text:p>Rousseau et Indiana ;</text:p>
          </table:table-cell>
          <table:table-cell table:number-columns-repeated="1015"/>
        </table:table-row>
        <table:table-row table:style-name="ro3">
          <table:table-cell office:value-type="float" office:value="1770" calcext:value-type="float">
            <text:p>1770</text:p>
          </table:table-cell>
          <table:table-cell office:value-type="string" calcext:value-type="string">
            <text:p>Nativité</text:p>
          </table:table-cell>
          <table:table-cell/>
          <table:table-cell office:value-type="float" office:value="-5.598487" calcext:value-type="float">
            <text:p>-5.598487</text:p>
          </table:table-cell>
          <table:table-cell office:value-type="float" office:value="9.070082" calcext:value-type="float">
            <text:p>9.0700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ntre, siècles, quinze, postérieurs, nativité</text:p>
          </table:table-cell>
          <table:table-cell office:value-type="string" calcext:value-type="string">
            <text:p>postérieurs non plus</text:p>
            <text:p>seulement de quinze siècles à la Nativité, mais de quatre au peintre lui-même.</text:p>
            <text:p>Il</text:p>
          </table:table-cell>
          <table:table-cell table:number-columns-repeated="1015"/>
        </table:table-row>
        <table:table-row table:style-name="ro3">
          <table:table-cell office:value-type="float" office:value="2245" calcext:value-type="float">
            <text:p>2245</text:p>
          </table:table-cell>
          <table:table-cell office:value-type="string" calcext:value-type="string">
            <text:p>nornes</text:p>
          </table:table-cell>
          <table:table-cell/>
          <table:table-cell office:value-type="float" office:value="-5.157902" calcext:value-type="float">
            <text:p>-5.157902</text:p>
          </table:table-cell>
          <table:table-cell office:value-type="float" office:value="8.943649" calcext:value-type="float">
            <text:p>8.9436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ait, oracles, nornes, sorcières, mythique</text:p>
          </table:table-cell>
          <table:table-cell office:value-type="string" calcext:value-type="string">
            <text:p>peut-être</text:p>
            <text:p>apparition mythique, ronde de sorcières ou de nornes qui me proposait ses</text:p>
            <text:p>oracles. Je crus plutôt</text:p>
          </table:table-cell>
          <table:table-cell table:number-columns-repeated="1015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Odette de</text:p>
            <text:p>Forcheville</text:p>
          </table:table-cell>
          <table:table-cell/>
          <table:table-cell office:value-type="float" office:value="-5.0353384" calcext:value-type="float">
            <text:p>-5.0353384</text:p>
          </table:table-cell>
          <table:table-cell office:value-type="float" office:value="8.87565" calcext:value-type="float">
            <text:p>8.875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i, voulut, emmener, éloigner, apportait</text:p>
          </table:table-cell>
          <table:table-cell office:value-type="string" calcext:value-type="string">
            <text:p>Mais là tout lui en apportait. Il voulut éloigner Odette de</text:p>
            <text:p>Forcheville, l'emmener quelques jours dans le Midi. Mais</text:p>
          </table:table-cell>
          <table:table-cell table:number-columns-repeated="1015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oenone</text:p>
          </table:table-cell>
          <table:table-cell/>
          <table:table-cell office:value-type="float" office:value="-5.1377597" calcext:value-type="float">
            <text:p>-5.1377597</text:p>
          </table:table-cell>
          <table:table-cell office:value-type="float" office:value="8.149092" calcext:value-type="float">
            <text:p>8.149092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avoue, réputation, laisse, pire, oenone</text:p>
          </table:table-cell>
          <table:table-cell office:value-type="string" calcext:value-type="string">
            <text:p>dans la scène où elle</text:p>
            <text:p>avoue sa passion à oenone et où elle fait avec la main le mouvement d'</text:p>
          </table:table-cell>
          <table:table-cell table:number-columns-repeated="1015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Ouverture</text:p>
          </table:table-cell>
          <table:table-cell/>
          <table:table-cell office:value-type="float" office:value="-5.0388064" calcext:value-type="float">
            <text:p>-5.0388064</text:p>
          </table:table-cell>
          <table:table-cell office:value-type="float" office:value="8.174359" calcext:value-type="float">
            <text:p>8.174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rême, note, ouverture, mènent, fortissimo</text:p>
          </table:table-cell>
          <table:table-cell office:value-type="string" calcext:value-type="string">
            <text:p>qui, en musique, à la fin d'une Ouverture, mènent</text:p>
            <text:p>une seule note jusqu'au fortissimo suprême</text:p>
          </table:table-cell>
          <table:table-cell table:number-columns-repeated="1015"/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Parsifal</text:p>
          </table:table-cell>
          <table:table-cell/>
          <table:table-cell office:value-type="float" office:value="-5.3397627" calcext:value-type="float">
            <text:p>-5.3397627</text:p>
          </table:table-cell>
          <table:table-cell office:value-type="float" office:value="8.435984" calcext:value-type="float">
            <text:p>8.435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cétisme, mortification, renient, ajouta, parsifal</text:p>
          </table:table-cell>
          <table:table-cell office:value-type="string" calcext:value-type="string">
            <text:p>de décor comparable à celui qui introduit tout à coup Parsifal au milieu des</text:p>
            <text:p>filles-fleurs. Celles qui</text:p>
          </table:table-cell>
          <table:table-cell table:number-columns-repeated="1015"/>
        </table:table-row>
        <table:table-row table:style-name="ro3">
          <table:table-cell office:value-type="float" office:value="6504" calcext:value-type="float">
            <text:p>6504</text:p>
          </table:table-cell>
          <table:table-cell office:value-type="string" calcext:value-type="string">
            <text:p>Paul-Louis Courier</text:p>
          </table:table-cell>
          <table:table-cell/>
          <table:table-cell office:value-type="float" office:value="-5.4473267" calcext:value-type="float">
            <text:p>-5.4473267</text:p>
          </table:table-cell>
          <table:table-cell office:value-type="float" office:value="9.468244" calcext:value-type="float">
            <text:p>9.468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ndhal, meilhac, courier, moquât, mallarmé</text:p>
          </table:table-cell>
          <table:table-cell office:value-type="string" calcext:value-type="string">
            <text:p>se moquât de Baudelaire,</text:p>
            <text:p>Stendhal de Balzac, Paul-Louis Courier de Victor Hugo, Meilhac de Mallarmé. Je</text:p>
            <text:p/>
          </table:table-cell>
          <table:table-cell table:number-columns-repeated="1015"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string" calcext:value-type="string">
            <text:p>Perronneau</text:p>
          </table:table-cell>
          <table:table-cell/>
          <table:table-cell office:value-type="float" office:value="-5.058368" calcext:value-type="float">
            <text:p>-5.058368</text:p>
          </table:table-cell>
          <table:table-cell office:value-type="float" office:value="8.4751215" calcext:value-type="float">
            <text:p>8.4751215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étonnaient, recherches, admirât, chardin, perronneau</text:p>
          </table:table-cell>
          <table:table-cell office:value-type="string" calcext:value-type="string">
            <text:p> » s'étonnaient</text:p>
            <text:p>qu'Elstir admirât Chardin, Perronneau, tant de peintres qu'eux, les gens du</text:p>
          </table:table-cell>
          <table:table-cell table:number-columns-repeated="1015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Pétersbourg</text:p>
          </table:table-cell>
          <table:table-cell/>
          <table:table-cell office:value-type="float" office:value="-5.110701" calcext:value-type="float">
            <text:p>-5.110701</text:p>
          </table:table-cell>
          <table:table-cell office:value-type="float" office:value="8.124173" calcext:value-type="float">
            <text:p>8.124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écessairement, paléologue, prononcerait, paléo, pétersbourg</text:p>
          </table:table-cell>
          <table:table-cell office:value-type="string" calcext:value-type="string">
            <text:p>quand on prononcerait leur nom à</text:p>
            <text:p>Paris ou à Pétersbourg, qu'il se rappelait parfaitement la soirée qu'il</text:p>
          </table:table-cell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Phèdre</text:p>
          </table:table-cell>
          <table:table-cell/>
          <table:table-cell office:value-type="float" office:value="-5.124553" calcext:value-type="float">
            <text:p>-5.124553</text:p>
          </table:table-cell>
          <table:table-cell office:value-type="float" office:value="8.794947" calcext:value-type="float">
            <text:p>8.794947</text:p>
          </table:table-cell>
          <table:table-cell office:value-type="float" office:value="11.8102496759067" calcext:value-type="float">
            <text:p>11.8102496759067</text:p>
          </table:table-cell>
          <table:table-cell office:value-type="string" calcext:value-type="string">
            <text:p>marianne, personnage, acte, berma, phèdre</text:p>
          </table:table-cell>
          <table:table-cell office:value-type="string" calcext:value-type="string">
            <text:p>de Notre-Dame de Paris, d’Athalie</text:p>
            <text:p>ou de Phèdre, il faisait dans une image exploser cette beauté jusqu’</text:p>
          </table:table-cell>
          <table:table-cell table:number-columns-repeated="1015"/>
        </table:table-row>
        <table:table-row table:style-name="ro3">
          <table:table-cell office:value-type="float" office:value="5889" calcext:value-type="float">
            <text:p>5889</text:p>
          </table:table-cell>
          <table:table-cell office:value-type="string" calcext:value-type="string">
            <text:p>place Fêtes de Debussy</text:p>
          </table:table-cell>
          <table:table-cell/>
          <table:table-cell office:value-type="float" office:value="-5.2238374" calcext:value-type="float">
            <text:p>-5.2238374</text:p>
          </table:table-cell>
          <table:table-cell office:value-type="float" office:value="8.160128" calcext:value-type="float">
            <text:p>8.160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t, place, fêtes, debussy, crier</text:p>
          </table:table-cell>
          <table:table-cell office:value-type="string" calcext:value-type="string">
            <text:p>, me dit-elle.</text:p>
            <text:p>Elle demanda à la place Fêtes de Debussy, ce qui fit crier :</text:p>
            <text:p>« </text:p>
          </table:table-cell>
          <table:table-cell table:number-columns-repeated="1015"/>
        </table:table-row>
        <table:table-row table:style-name="ro2">
          <table:table-cell office:value-type="float" office:value="2292" calcext:value-type="float">
            <text:p>2292</text:p>
          </table:table-cell>
          <table:table-cell office:value-type="string" calcext:value-type="string">
            <text:p>Poe</text:p>
          </table:table-cell>
          <table:table-cell/>
          <table:table-cell office:value-type="float" office:value="-5.378518" calcext:value-type="float">
            <text:p>-5.378518</text:p>
          </table:table-cell>
          <table:table-cell office:value-type="float" office:value="9.479511" calcext:value-type="float">
            <text:p>9.4795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laine, raffinements, rimbaud, poe, opposés</text:p>
          </table:table-cell>
          <table:table-cell office:value-type="string" calcext:value-type="string">
            <text:p>raffinements opposés, lesquels ont conduit un Baudelaire, un Poe, un</text:p>
            <text:p>Verlaine, un Rimbaud, à des</text:p>
          </table:table-cell>
          <table:table-cell table:number-columns-repeated="101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pointe</text:p>
            <text:p>des pieds</text:p>
          </table:table-cell>
          <table:table-cell/>
          <table:table-cell office:value-type="float" office:value="-5.27272" calcext:value-type="float">
            <text:p>-5.27272</text:p>
          </table:table-cell>
          <table:table-cell office:value-type="float" office:value="8.251036" calcext:value-type="float">
            <text:p>8.2510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trer, pieds, pointe, frappa, haussa</text:p>
          </table:table-cell>
          <table:table-cell office:value-type="string" calcext:value-type="string">
            <text:p>montrer qu'il savait. Il se haussa sur la pointe</text:p>
            <text:p>des pieds. Il frappa. On n'avait pas entendu,</text:p>
          </table:table-cell>
          <table:table-cell table:number-columns-repeated="1015"/>
        </table:table-row>
        <table:table-row table:style-name="ro2">
          <table:table-cell office:value-type="float" office:value="5192" calcext:value-type="float">
            <text:p>5192</text:p>
          </table:table-cell>
          <table:table-cell office:value-type="string" calcext:value-type="string">
            <text:p>prince</text:p>
            <text:p>enfant :</text:p>
          </table:table-cell>
          <table:table-cell/>
          <table:table-cell office:value-type="float" office:value="-5.1479206" calcext:value-type="float">
            <text:p>-5.1479206</text:p>
          </table:table-cell>
          <table:table-cell office:value-type="float" office:value="9.114146" calcext:value-type="float">
            <text:p>9.114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ant, réponse, athalie, emploi, joas</text:p>
          </table:table-cell>
          <table:table-cell office:value-type="string" calcext:value-type="string">
            <text:p>réponse que Joas trouve pour Athalie quand celle-ci demande au prince</text:p>
            <text:p>enfant : « Quel est donc votre emploi ? </text:p>
          </table:table-cell>
          <table:table-cell table:number-columns-repeated="1015"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Princes de contes de fées français</text:p>
          </table:table-cell>
          <table:table-cell/>
          <table:table-cell office:value-type="float" office:value="-5.713194" calcext:value-type="float">
            <text:p>-5.713194</text:p>
          </table:table-cell>
          <table:table-cell office:value-type="float" office:value="9.065374" calcext:value-type="float">
            <text:p>9.0653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ètement, princes, contes, fées, épeler</text:p>
          </table:table-cell>
          <table:table-cell office:value-type="string" calcext:value-type="string">
            <text:p>eux sans pouvoir épeler complètement leur</text:p>
            <text:p>joli nom de Princes de contes de fées français, venus peut-être il y a bien des</text:p>
            <text:p>siècles</text:p>
          </table:table-cell>
          <table:table-cell table:number-columns-repeated="1015"/>
        </table:table-row>
        <table:table-row table:style-name="ro3">
          <table:table-cell office:value-type="float" office:value="5200" calcext:value-type="float">
            <text:p>5200</text:p>
          </table:table-cell>
          <table:table-cell office:value-type="string" calcext:value-type="string">
            <text:p>Que veux-tu</text:p>
          </table:table-cell>
          <table:table-cell/>
          <table:table-cell office:value-type="float" office:value="-5.534243" calcext:value-type="float">
            <text:p>-5.534243</text:p>
          </table:table-cell>
          <table:table-cell office:value-type="float" office:value="8.704282" calcext:value-type="float">
            <text:p>8.704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nt, tu, veux, sourira, morts</text:p>
          </table:table-cell>
          <table:table-cell office:value-type="string" calcext:value-type="string">
            <text:p>elle ne me sourira plus</text:p>
            <text:p>jamais ? – Que veux-tu, les morts sont les morts. »</text:p>
            <text:p/>
          </table:table-cell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Racine</text:p>
          </table:table-cell>
          <table:table-cell/>
          <table:table-cell office:value-type="float" office:value="-5.230811" calcext:value-type="float">
            <text:p>-5.230811</text:p>
          </table:table-cell>
          <table:table-cell office:value-type="float" office:value="9.1057005" calcext:value-type="float">
            <text:p>9.1057005</text:p>
          </table:table-cell>
          <table:table-cell office:value-type="float" office:value="10.164414002969" calcext:value-type="float">
            <text:p>10.164414002969</text:p>
          </table:table-cell>
          <table:table-cell office:value-type="string" calcext:value-type="string">
            <text:p>victor, remarque, choeurs, sophocle, racine</text:p>
          </table:table-cell>
          <table:table-cell office:value-type="string" calcext:value-type="string">
            <text:p>d’ailleurs,</text:p>
            <text:p>que lui et même le nommé Racine, ont fait chacun dans leur vie un vers assez</text:p>
          </table:table-cell>
          <table:table-cell table:number-columns-repeated="1015"/>
        </table:table-row>
        <table:table-row table:style-name="ro2">
          <table:table-cell office:value-type="float" office:value="6877" calcext:value-type="float">
            <text:p>6877</text:p>
          </table:table-cell>
          <table:table-cell office:value-type="string" calcext:value-type="string">
            <text:p>Reichenberg</text:p>
          </table:table-cell>
          <table:table-cell/>
          <table:table-cell office:value-type="float" office:value="-5.8474364" calcext:value-type="float">
            <text:p>-5.8474364</text:p>
          </table:table-cell>
          <table:table-cell office:value-type="float" office:value="8.159017" calcext:value-type="float">
            <text:p>8.159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, sarah, bernhardt, reichenberg, prétendrait</text:p>
          </table:table-cell>
          <table:table-cell office:value-type="string" calcext:value-type="string">
            <text:p>comme une personne qui</text:p>
            <text:p>prétendrait être à la fois Reichenberg et Sarah Bernhardt. En tout cas, même si</text:p>
          </table:table-cell>
          <table:table-cell table:number-columns-repeated="1015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string" calcext:value-type="string">
            <text:p>Remarquez</text:p>
          </table:table-cell>
          <table:table-cell/>
          <table:table-cell office:value-type="float" office:value="-5.349391" calcext:value-type="float">
            <text:p>-5.349391</text:p>
          </table:table-cell>
          <table:table-cell office:value-type="float" office:value="8.713174" calcext:value-type="float">
            <text:p>8.713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thsabée, désirés, colères, susceptibilités, remarquez</text:p>
          </table:table-cell>
          <table:table-cell office:value-type="string" calcext:value-type="string">
            <text:p>instants si précieux que</text:p>
            <text:p>j'ai tant désirés. Remarquez que si je parle de la médiocrité de mes camarades</text:p>
          </table:table-cell>
          <table:table-cell table:number-columns-repeated="1015"/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string" calcext:value-type="string">
            <text:p>Rembrandt</text:p>
          </table:table-cell>
          <table:table-cell/>
          <table:table-cell office:value-type="float" office:value="-5.376504" calcext:value-type="float">
            <text:p>-5.376504</text:p>
          </table:table-cell>
          <table:table-cell office:value-type="float" office:value="8.896338" calcext:value-type="float">
            <text:p>8.896338</text:p>
          </table:table-cell>
          <table:table-cell office:value-type="float" office:value="7.3166247903554" calcext:value-type="float">
            <text:p>7.3166247903554</text:p>
          </table:table-cell>
          <table:table-cell office:value-type="string" calcext:value-type="string">
            <text:p>toc, croûtes, architectural, beauté, rembrandt</text:p>
          </table:table-cell>
          <table:table-cell office:value-type="string" calcext:value-type="string">
            <text:p> : sa démarche sous un</text:p>
            <text:p>chapeau à la Rembrandt, avec un bouquet de violettes au corsage.</text:p>
            <text:p/>
          </table:table-cell>
          <table:table-cell table:number-columns-repeated="1015"/>
        </table:table-row>
        <table:table-row table:style-name="ro2">
          <table:table-cell office:value-type="float" office:value="6938" calcext:value-type="float">
            <text:p>6938</text:p>
          </table:table-cell>
          <table:table-cell office:value-type="string" calcext:value-type="string">
            <text:p>Renan</text:p>
          </table:table-cell>
          <table:table-cell/>
          <table:table-cell office:value-type="float" office:value="-5.6440864" calcext:value-type="float">
            <text:p>-5.6440864</text:p>
          </table:table-cell>
          <table:table-cell office:value-type="float" office:value="8.57117" calcext:value-type="float">
            <text:p>8.57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nunzio, ibsen, renan, dostoïevsky, admirera</text:p>
          </table:table-cell>
          <table:table-cell office:value-type="string" calcext:value-type="string">
            <text:p>telles soirées, qu'on n'admirera plus Ibsen, Renan, Dostoïevsky,</text:p>
            <text:p>Annunzio, Tolstoï, Wagner,</text:p>
          </table:table-cell>
          <table:table-cell table:number-columns-repeated="1015"/>
        </table:table-row>
        <table:table-row table:style-name="ro2">
          <table:table-cell office:value-type="float" office:value="2756" calcext:value-type="float">
            <text:p>2756</text:p>
          </table:table-cell>
          <table:table-cell office:value-type="string" calcext:value-type="string">
            <text:p>Roi-Soleil</text:p>
          </table:table-cell>
          <table:table-cell/>
          <table:table-cell office:value-type="float" office:value="-5.3907304" calcext:value-type="float">
            <text:p>-5.3907304</text:p>
          </table:table-cell>
          <table:table-cell office:value-type="float" office:value="8.984895" calcext:value-type="float">
            <text:p>8.984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ant, athalie, représentée, courtisans, privilégiés</text:p>
          </table:table-cell>
          <table:table-cell office:value-type="string" calcext:value-type="string">
            <text:p>est pas devant le grand public, mais devant le Roi-Soleil et quelques</text:p>
            <text:p>courtisans privilégiés que fut représentée Athalie.</text:p>
          </table:table-cell>
          <table:table-cell table:number-columns-repeated="101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ome</text:p>
          </table:table-cell>
          <table:table-cell/>
          <table:table-cell office:value-type="float" office:value="-5.045094" calcext:value-type="float">
            <text:p>-5.045094</text:p>
          </table:table-cell>
          <table:table-cell office:value-type="float" office:value="8.035655" calcext:value-type="float">
            <text:p>8.035655</text:p>
          </table:table-cell>
          <table:table-cell office:value-type="float" office:value="7.16227766016838" calcext:value-type="float">
            <text:p>7.16227766016838</text:p>
          </table:table-cell>
          <table:table-cell office:value-type="string" calcext:value-type="string">
            <text:p>piranesi, venise, comptait, paris, rome</text:p>
          </table:table-cell>
          <table:table-cell office:value-type="string" calcext:value-type="string">
            <text:p>vue de Paris le caractère de</text:p>
            <text:p>certaines vues de Rome par Piranesi. Mais comme dans aucune de ces petites</text:p>
          </table:table-cell>
          <table:table-cell table:number-columns-repeated="1015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Sa</text:p>
            <text:p>Majesté</text:p>
          </table:table-cell>
          <table:table-cell/>
          <table:table-cell office:value-type="float" office:value="-5.284331" calcext:value-type="float">
            <text:p>-5.284331</text:p>
          </table:table-cell>
          <table:table-cell office:value-type="float" office:value="8.592786" calcext:value-type="float">
            <text:p>8.592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u, mi, vaugoubert, majesté, approché</text:p>
          </table:table-cell>
          <table:table-cell office:value-type="string" calcext:value-type="string">
            <text:p>se serait approché de Vaugoubert après le dîner, quand Sa</text:p>
            <text:p>Majesté a tenu cercle, et lui aurait dit à mi-voix</text:p>
          </table:table-cell>
          <table:table-cell table:number-columns-repeated="1015"/>
        </table:table-row>
        <table:table-row table:style-name="ro3">
          <table:table-cell office:value-type="float" office:value="7628" calcext:value-type="float">
            <text:p>7628</text:p>
          </table:table-cell>
          <table:table-cell office:value-type="string" calcext:value-type="string">
            <text:p>Sainte Ursule de Carpaccio</text:p>
          </table:table-cell>
          <table:table-cell/>
          <table:table-cell office:value-type="float" office:value="-5.349138" calcext:value-type="float">
            <text:p>-5.349138</text:p>
          </table:table-cell>
          <table:table-cell office:value-type="float" office:value="8.476778" calcext:value-type="float">
            <text:p>8.476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paccio, rouges, femme, ursule, âgée</text:p>
          </table:table-cell>
          <table:table-cell office:value-type="string" calcext:value-type="string">
            <text:p>femme</text:p>
            <text:p>âgée qu'on voit à Venise dans la Sainte Ursule de Carpaccio, et que</text:p>
            <text:p>cette femme aux joues rouges,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Sarah</text:p>
          </table:table-cell>
          <table:table-cell/>
          <table:table-cell office:value-type="float" office:value="-5.746028" calcext:value-type="float">
            <text:p>-5.746028</text:p>
          </table:table-cell>
          <table:table-cell office:value-type="float" office:value="8.143909" calcext:value-type="float">
            <text:p>8.143909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comparaison, dramatique, liste, départir, sarah</text:p>
          </table:table-cell>
          <table:table-cell office:value-type="string" calcext:value-type="string">
            <text:p>que m’avait donnée M. Swann, disant à Sarah qu’elle a à se</text:p>
            <text:p>départir du côté d’</text:p>
          </table:table-cell>
          <table:table-cell table:number-columns-repeated="1015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Sarah</text:p>
            <text:p>Bernhardt</text:p>
          </table:table-cell>
          <table:table-cell/>
          <table:table-cell office:value-type="float" office:value="-5.872372" calcext:value-type="float">
            <text:p>-5.872372</text:p>
          </table:table-cell>
          <table:table-cell office:value-type="float" office:value="8.123387" calcext:value-type="float">
            <text:p>8.123387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scène, journaux, invitait, sarah, bernhardt</text:p>
          </table:table-cell>
          <table:table-cell office:value-type="string" calcext:value-type="string">
            <text:p>que quand elle l’invitait dans une avant-scène à entendre Sarah</text:p>
            <text:p>Bernhardt, lui disant, pour plus de grâce :</text:p>
          </table:table-cell>
          <table:table-cell table:number-columns-repeated="1015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Sarah Bernhardt</text:p>
          </table:table-cell>
          <table:table-cell/>
          <table:table-cell office:value-type="float" office:value="-5.8744297" calcext:value-type="float">
            <text:p>-5.8744297</text:p>
          </table:table-cell>
          <table:table-cell office:value-type="float" office:value="8.177212" calcext:value-type="float">
            <text:p>8.177212</text:p>
          </table:table-cell>
          <table:table-cell office:value-type="float" office:value="6.44948974278318" calcext:value-type="float">
            <text:p>6.44948974278318</text:p>
          </table:table-cell>
          <table:table-cell office:value-type="string" calcext:value-type="string">
            <text:p>aiglon, prétendrait, classais, sarah, bernhardt</text:p>
          </table:table-cell>
          <table:table-cell office:value-type="string" calcext:value-type="string">
            <text:p>classais par</text:p>
            <text:p>ordre de talent les plus illustres, Sarah Bernhardt, la Berma, Bartet, Madeleine</text:p>
            <text:p>Brohan,</text:p>
          </table:table-cell>
          <table:table-cell table:number-columns-repeated="1015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Sardou</text:p>
          </table:table-cell>
          <table:table-cell/>
          <table:table-cell office:value-type="float" office:value="-5.0277486" calcext:value-type="float">
            <text:p>-5.0277486</text:p>
          </table:table-cell>
          <table:table-cell office:value-type="float" office:value="9.059518" calcext:value-type="float">
            <text:p>9.059518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labiche, augier, manquât, congénères, sardou</text:p>
          </table:table-cell>
          <table:table-cell office:value-type="string" calcext:value-type="string">
            <text:p>manquât, comme dans cet acte d'une pièce de Sardou où, par amitié pour l'auteur</text:p>
            <text:p>et la</text:p>
          </table:table-cell>
          <table:table-cell table:number-columns-repeated="1015"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string" calcext:value-type="string">
            <text:p>Schiller</text:p>
          </table:table-cell>
          <table:table-cell/>
          <table:table-cell office:value-type="float" office:value="-5.3939686" calcext:value-type="float">
            <text:p>-5.3939686</text:p>
          </table:table-cell>
          <table:table-cell office:value-type="float" office:value="8.79104" calcext:value-type="float">
            <text:p>8.79104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profondeur, louait, qualifier, civisme, schiller</text:p>
          </table:table-cell>
          <table:table-cell office:value-type="string" calcext:value-type="string">
            <text:p>avec tant de savoir et d'à-propos</text:p>
            <text:p>Sophocle, Schiller et l'Imitation, mais à qui les premières poésies</text:p>
          </table:table-cell>
          <table:table-cell table:number-columns-repeated="1015"/>
        </table:table-row>
        <table:table-row table:style-name="ro3">
          <table:table-cell office:value-type="float" office:value="4948" calcext:value-type="float">
            <text:p>4948</text:p>
          </table:table-cell>
          <table:table-cell office:value-type="string" calcext:value-type="string">
            <text:p>Six</text:p>
          </table:table-cell>
          <table:table-cell/>
          <table:table-cell office:value-type="float" office:value="-5.335434" calcext:value-type="float">
            <text:p>-5.335434</text:p>
          </table:table-cell>
          <table:table-cell office:value-type="float" office:value="8.875293" calcext:value-type="float">
            <text:p>8.875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, personnages, large, rembrandt, bourgmestre</text:p>
          </table:table-cell>
          <table:table-cell office:value-type="string" calcext:value-type="string">
            <text:p>large de certains personnages de</text:p>
            <text:p>Rembrandt, le bourgmestre Six par exemple. On sentait que la question de</text:p>
            <text:p/>
          </table:table-cell>
          <table:table-cell table:number-columns-repeated="1015"/>
        </table:table-row>
        <table:table-row table:style-name="ro2">
          <table:table-cell office:value-type="float" office:value="2739" calcext:value-type="float">
            <text:p>2739</text:p>
          </table:table-cell>
          <table:table-cell office:value-type="string" calcext:value-type="string">
            <text:p>Sophocle</text:p>
          </table:table-cell>
          <table:table-cell/>
          <table:table-cell office:value-type="float" office:value="-5.1648273" calcext:value-type="float">
            <text:p>-5.1648273</text:p>
          </table:table-cell>
          <table:table-cell office:value-type="float" office:value="8.959202" calcext:value-type="float">
            <text:p>8.959202</text:p>
          </table:table-cell>
          <table:table-cell office:value-type="float" office:value="7.16227766016838" calcext:value-type="float">
            <text:p>7.16227766016838</text:p>
          </table:table-cell>
          <table:table-cell office:value-type="string" calcext:value-type="string">
            <text:p>complété, immortel, choeurs, racine, sophocle</text:p>
          </table:table-cell>
          <table:table-cell office:value-type="string" calcext:value-type="string">
            <text:p>à opter. L'un était : « Sophocle écrit des Enfers à Racine pour le</text:p>
            <text:p>consoler de</text:p>
          </table:table-cell>
          <table:table-cell table:number-columns-repeated="1015"/>
        </table:table-row>
        <table:table-row table:style-name="ro3">
          <table:table-cell office:value-type="float" office:value="3795" calcext:value-type="float">
            <text:p>3795</text:p>
          </table:table-cell>
          <table:table-cell office:value-type="string" calcext:value-type="string">
            <text:p>Sophocle : « Mon cher Racine </text:p>
          </table:table-cell>
          <table:table-cell/>
          <table:table-cell office:value-type="float" office:value="-5.1154594" calcext:value-type="float">
            <text:p>-5.1154594</text:p>
          </table:table-cell>
          <table:table-cell office:value-type="float" office:value="9.017029" calcext:value-type="float">
            <text:p>9.0170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crire, racine, imposer, sophocle, ardeur</text:p>
          </table:table-cell>
          <table:table-cell office:value-type="string" calcext:value-type="string">
            <text:p>ardeur à imposer son idée de faire</text:p>
            <text:p>écrire par Sophocle : « Mon cher Racine », elle fut la première</text:p>
            <text:p>à rire de</text:p>
          </table:table-cell>
          <table:table-cell table:number-columns-repeated="1015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string" calcext:value-type="string">
            <text:p>Sphinx</text:p>
          </table:table-cell>
          <table:table-cell/>
          <table:table-cell office:value-type="float" office:value="-5.016537" calcext:value-type="float">
            <text:p>-5.016537</text:p>
          </table:table-cell>
          <table:table-cell office:value-type="float" office:value="8.543584" calcext:value-type="float">
            <text:p>8.543584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découvrir, fauteuils, énigme, envahit, sphinx</text:p>
          </table:table-cell>
          <table:table-cell office:value-type="string" calcext:value-type="string">
            <text:p>, tout cela qui envahit nos</text:p>
            <text:p>maisons, les Sphinx qui viennent se mettre aux pieds des fauteuils, les</text:p>
          </table:table-cell>
          <table:table-cell table:number-columns-repeated="1015"/>
        </table:table-row>
        <table:table-row table:style-name="ro3">
          <table:table-cell office:value-type="float" office:value="2233" calcext:value-type="float">
            <text:p>2233</text:p>
          </table:table-cell>
          <table:table-cell office:value-type="string" calcext:value-type="string">
            <text:p>Stendhal</text:p>
          </table:table-cell>
          <table:table-cell/>
          <table:table-cell office:value-type="float" office:value="-5.3522453" calcext:value-type="float">
            <text:p>-5.3522453</text:p>
          </table:table-cell>
          <table:table-cell office:value-type="float" office:value="9.5719595" calcext:value-type="float">
            <text:p>9.5719595</text:p>
          </table:table-cell>
          <table:table-cell office:value-type="float" office:value="6.64575131106459" calcext:value-type="float">
            <text:p>6.64575131106459</text:p>
          </table:table-cell>
          <table:table-cell office:value-type="string" calcext:value-type="string">
            <text:p>peser, liant, victor, hugo, stendhal</text:p>
          </table:table-cell>
          <table:table-cell office:value-type="string" calcext:value-type="string">
            <text:p>.</text:p>
            <text:p>« C'est comme les romans de Stendhal pour qui vous</text:p>
            <text:p>aviez l'air d'avoir de</text:p>
          </table:table-cell>
          <table:table-cell table:number-columns-repeated="1015"/>
        </table:table-row>
        <table:table-row table:style-name="ro3">
          <table:table-cell office:value-type="float" office:value="6940" calcext:value-type="float">
            <text:p>6940</text:p>
          </table:table-cell>
          <table:table-cell office:value-type="string" calcext:value-type="string">
            <text:p>Strauss</text:p>
          </table:table-cell>
          <table:table-cell/>
          <table:table-cell office:value-type="float" office:value="-5.657348" calcext:value-type="float">
            <text:p>-5.657348</text:p>
          </table:table-cell>
          <table:table-cell office:value-type="float" office:value="8.750021" calcext:value-type="float">
            <text:p>8.750021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éblouissante, philosophes, journalistes, kessler, strauss</text:p>
          </table:table-cell>
          <table:table-cell office:value-type="string" calcext:value-type="string">
            <text:p>, Dostoïevsky,</text:p>
            <text:p>Annunzio, Tolstoï, Wagner, Strauss. Car les journalistes philosophes tirent</text:p>
            <text:p>argument des dessous</text:p>
          </table:table-cell>
          <table:table-cell table:number-columns-repeated="1015"/>
        </table:table-row>
        <table:table-row table:style-name="ro3">
          <table:table-cell office:value-type="float" office:value="5298" calcext:value-type="float">
            <text:p>5298</text:p>
          </table:table-cell>
          <table:table-cell office:value-type="string" calcext:value-type="string">
            <text:p>sur-Wagner</text:p>
          </table:table-cell>
          <table:table-cell/>
          <table:table-cell office:value-type="float" office:value="-5.384041" calcext:value-type="float">
            <text:p>-5.384041</text:p>
          </table:table-cell>
          <table:table-cell office:value-type="float" office:value="8.259215" calcext:value-type="float">
            <text:p>8.259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lque, sorte, avancé, debussy, wagner</text:p>
          </table:table-cell>
          <table:table-cell office:value-type="string" calcext:value-type="string">
            <text:p>, et que Debussy</text:p>
            <text:p>était en quelque sorte un sur-Wagner encore un peu plus avancé que Wagner. Elle</text:p>
            <text:p/>
          </table:table-cell>
          <table:table-cell table:number-columns-repeated="1015"/>
        </table:table-row>
        <table:table-row table:style-name="ro2">
          <table:table-cell office:value-type="float" office:value="7878" calcext:value-type="float">
            <text:p>7878</text:p>
          </table:table-cell>
          <table:table-cell office:value-type="string" calcext:value-type="string">
            <text:p>téléphonages</text:p>
            <text:p>commençaient</text:p>
          </table:table-cell>
          <table:table-cell/>
          <table:table-cell office:value-type="float" office:value="-5.063826" calcext:value-type="float">
            <text:p>-5.063826</text:p>
          </table:table-cell>
          <table:table-cell office:value-type="float" office:value="8.518238" calcext:value-type="float">
            <text:p>8.518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ons, montait, hôtels, commençaient, téléphonages</text:p>
          </table:table-cell>
          <table:table-cell office:value-type="string" calcext:value-type="string">
            <text:p>montait dans les salons de la Patronne, puis les téléphonages</text:p>
            <text:p>commençaient. Mais beaucoup de grands hôtels étaient à cette époque</text:p>
          </table:table-cell>
          <table:table-cell table:number-columns-repeated="1015"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string" calcext:value-type="string">
            <text:p>Temple</text:p>
          </table:table-cell>
          <table:table-cell/>
          <table:table-cell office:value-type="float" office:value="-5.404778" calcext:value-type="float">
            <text:p>-5.404778</text:p>
          </table:table-cell>
          <table:table-cell office:value-type="float" office:value="8.916516" calcext:value-type="float">
            <text:p>8.916516</text:p>
          </table:table-cell>
          <table:table-cell office:value-type="float" office:value="5.73205080756888" calcext:value-type="float">
            <text:p>5.73205080756888</text:p>
          </table:table-cell>
          <table:table-cell office:value-type="string" calcext:value-type="string">
            <text:p>chants, asiatique, gâteau, circoncision, temple</text:p>
          </table:table-cell>
          <table:table-cell office:value-type="string" calcext:value-type="string">
            <text:p>à manger, sombre</text:p>
            <text:p>comme l'intérieur d'un Temple asiatique peint par Rembrandt, et où un gâteau</text:p>
            <text:p/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Temps </text:p>
          </table:table-cell>
          <table:table-cell/>
          <table:table-cell office:value-type="float" office:value="-5.665876" calcext:value-type="float">
            <text:p>-5.665876</text:p>
          </table:table-cell>
          <table:table-cell office:value-type="float" office:value="9.07495" calcext:value-type="float">
            <text:p>9.07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ècles, quatrième, vaisseau, dimensions, déployant</text:p>
          </table:table-cell>
          <table:table-cell office:value-type="string" calcext:value-type="string">
            <text:p>à quatre dimensions – la quatrième étant celle du Temps –, déployant</text:p>
            <text:p>à travers les siècles son vaisseau</text:p>
          </table:table-cell>
          <table:table-cell table:number-columns-repeated="1015"/>
        </table:table-row>
        <table:table-row table:style-name="ro2">
          <table:table-cell office:value-type="float" office:value="4852" calcext:value-type="float">
            <text:p>4852</text:p>
          </table:table-cell>
          <table:table-cell office:value-type="string" calcext:value-type="string">
            <text:p>ternissaient</text:p>
            <text:p>le visage régulier</text:p>
          </table:table-cell>
          <table:table-cell/>
          <table:table-cell office:value-type="float" office:value="-5.073322" calcext:value-type="float">
            <text:p>-5.073322</text:p>
          </table:table-cell>
          <table:table-cell office:value-type="float" office:value="8.631901" calcext:value-type="float">
            <text:p>8.631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ignation, régulier, traces, opprobre, ternissaient</text:p>
          </table:table-cell>
          <table:table-cell office:value-type="string" calcext:value-type="string">
            <text:p>traces d'opprobre, d'ennui, d'indignation, ternissaient</text:p>
            <text:p>le visage régulier de Mme de Vaugoubert. Hélas, je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itien</text:p>
          </table:table-cell>
          <table:table-cell/>
          <table:table-cell office:value-type="float" office:value="-5.1653805" calcext:value-type="float">
            <text:p>-5.1653805</text:p>
          </table:table-cell>
          <table:table-cell office:value-type="float" office:value="8.010577" calcext:value-type="float">
            <text:p>8.010577</text:p>
          </table:table-cell>
          <table:table-cell office:value-type="float" office:value="6.82842712474619" calcext:value-type="float">
            <text:p>6.82842712474619</text:p>
          </table:table-cell>
          <table:table-cell office:value-type="string" calcext:value-type="string">
            <text:p>lagune, anciennement, contemporaines, aller, titien</text:p>
          </table:table-cell>
          <table:table-cell office:value-type="string" calcext:value-type="string">
            <text:p>je pris de</text:p>
            <text:p>Venise d’après un dessin du Titien qui est censé avoir pour fond la lagune, était</text:p>
          </table:table-cell>
          <table:table-cell table:number-columns-repeated="1015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Tolstoï</text:p>
          </table:table-cell>
          <table:table-cell/>
          <table:table-cell office:value-type="float" office:value="-5.6194577" calcext:value-type="float">
            <text:p>-5.6194577</text:p>
          </table:table-cell>
          <table:table-cell office:value-type="float" office:value="8.6869" calcext:value-type="float">
            <text:p>8.6869</text:p>
          </table:table-cell>
          <table:table-cell office:value-type="float" office:value="7.16227766016838" calcext:value-type="float">
            <text:p>7.16227766016838</text:p>
          </table:table-cell>
          <table:table-cell office:value-type="string" calcext:value-type="string">
            <text:p>glorifiait, leur, dostoïevski, ibsen, tolstoï</text:p>
          </table:table-cell>
          <table:table-cell office:value-type="string" calcext:value-type="string">
            <text:p>du reste fort exclusivement de son pays, il détestait Tolstoï, George</text:p>
            <text:p>Eliot, Ibsen et Dostoïevski),</text:p>
          </table:table-cell>
          <table:table-cell table:number-columns-repeated="1015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Tristan</text:p>
          </table:table-cell>
          <table:table-cell/>
          <table:table-cell office:value-type="float" office:value="-5.1986494" calcext:value-type="float">
            <text:p>-5.1986494</text:p>
          </table:table-cell>
          <table:table-cell office:value-type="float" office:value="8.349241" calcext:value-type="float">
            <text:p>8.349241</text:p>
          </table:table-cell>
          <table:table-cell office:value-type="float" office:value="7.16227766016838" calcext:value-type="float">
            <text:p>7.16227766016838</text:p>
          </table:table-cell>
          <table:table-cell office:value-type="string" calcext:value-type="string">
            <text:p>pâtre, chalumeau, vinteuil, prélude, tristan</text:p>
          </table:table-cell>
          <table:table-cell office:value-type="string" calcext:value-type="string">
            <text:p/>
            <text:p>la chevauchée de La Walkyrie ou le prélude de Tristan, Mme Verdurin</text:p>
            <text:p>protestait, non que cette</text:p>
          </table:table-cell>
          <table:table-cell table:number-columns-repeated="1015"/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string" calcext:value-type="string">
            <text:p>Tristan de Wagner</text:p>
            <text:p>assommant</text:p>
          </table:table-cell>
          <table:table-cell/>
          <table:table-cell office:value-type="float" office:value="-5.2819085" calcext:value-type="float">
            <text:p>-5.2819085</text:p>
          </table:table-cell>
          <table:table-cell office:value-type="float" office:value="8.342094" calcext:value-type="float">
            <text:p>8.342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e, assommant, étourdi, sauvera, cor</text:p>
          </table:table-cell>
          <table:table-cell office:value-type="string" calcext:value-type="string">
            <text:p>de L'Étourdi, et, même en trouvant le Tristan de Wagner</text:p>
            <text:p>assommant, en sauvera une « jolie note de cor</text:p>
          </table:table-cell>
          <table:table-cell table:number-columns-repeated="1015"/>
        </table:table-row>
        <table:table-row table:style-name="ro2">
          <table:table-cell office:value-type="float" office:value="7022" calcext:value-type="float">
            <text:p>7022</text:p>
          </table:table-cell>
          <table:table-cell office:value-type="string" calcext:value-type="string">
            <text:p>Vacqueries</text:p>
          </table:table-cell>
          <table:table-cell/>
          <table:table-cell office:value-type="float" office:value="-5.447895" calcext:value-type="float">
            <text:p>-5.447895</text:p>
          </table:table-cell>
          <table:table-cell office:value-type="float" office:value="9.490132" calcext:value-type="float">
            <text:p>9.490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go, préférait, entourer, vacqueries, meurices</text:p>
          </table:table-cell>
          <table:table-cell office:value-type="string" calcext:value-type="string">
            <text:p>un Victor Hugo aime</text:p>
            <text:p>à s'entourer surtout de Vacqueries et de Meurices. Il préférait à tous, ceux</text:p>
          </table:table-cell>
          <table:table-cell table:number-columns-repeated="1015"/>
        </table:table-row>
        <table:table-row table:style-name="ro3">
          <table:table-cell office:value-type="float" office:value="1531" calcext:value-type="float">
            <text:p>1531</text:p>
          </table:table-cell>
          <table:table-cell office:value-type="string" calcext:value-type="string">
            <text:p>Vaugoubert</text:p>
          </table:table-cell>
          <table:table-cell/>
          <table:table-cell office:value-type="float" office:value="-5.051373" calcext:value-type="float">
            <text:p>-5.051373</text:p>
          </table:table-cell>
          <table:table-cell office:value-type="float" office:value="8.709203" calcext:value-type="float">
            <text:p>8.709203</text:p>
          </table:table-cell>
          <table:table-cell office:value-type="float" office:value="7.46410161513775" calcext:value-type="float">
            <text:p>7.46410161513775</text:p>
          </table:table-cell>
          <table:table-cell office:value-type="string" calcext:value-type="string">
            <text:p>loque, croupières, effondrement, pauvre, vaugoubert</text:p>
          </table:table-cell>
          <table:table-cell office:value-type="string" calcext:value-type="string">
            <text:p>été troublés dans</text:p>
            <text:p>leur quiétude. </text:p>
            <text:p>109Quant à Vaugoubert, vous savez qu'il avait été fort attaqué pour</text:p>
          </table:table-cell>
          <table:table-cell table:number-columns-repeated="1015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Vaulabelle</text:p>
          </table:table-cell>
          <table:table-cell/>
          <table:table-cell office:value-type="float" office:value="-5.644678" calcext:value-type="float">
            <text:p>-5.644678</text:p>
          </table:table-cell>
          <table:table-cell office:value-type="float" office:value="9.318427" calcext:value-type="float">
            <text:p>9.318427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serais, considérait, adore, espèce, vaulabelle</text:p>
          </table:table-cell>
          <table:table-cell office:value-type="string" calcext:value-type="string">
            <text:p>peut-être un</text:p>
            <text:p>petit Victor Hugo, une espèce de Vaulabelle, vous savez.</text:p>
            <text:p>— J’adore les</text:p>
          </table:table-cell>
          <table:table-cell table:number-columns-repeated="1015"/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string" calcext:value-type="string">
            <text:p>Véronèse</text:p>
          </table:table-cell>
          <table:table-cell/>
          <table:table-cell office:value-type="float" office:value="-5.3061247" calcext:value-type="float">
            <text:p>-5.3061247</text:p>
          </table:table-cell>
          <table:table-cell office:value-type="float" office:value="8.532212" calcext:value-type="float">
            <text:p>8.532212</text:p>
          </table:table-cell>
          <table:table-cell office:value-type="float" office:value="6.44948974278318" calcext:value-type="float">
            <text:p>6.44948974278318</text:p>
          </table:table-cell>
          <table:table-cell office:value-type="string" calcext:value-type="string">
            <text:p>obéi, luxuriant, modes, carpaccio, véronèse</text:p>
          </table:table-cell>
          <table:table-cell office:value-type="string" calcext:value-type="string">
            <text:p>, moins beaux</text:p>
            <text:p>assurément que ceux des femmes de Véronèse que j'aurais dû, si j'avais obéi à</text:p>
          </table:table-cell>
          <table:table-cell table:number-columns-repeated="1015"/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string" calcext:value-type="string">
            <text:p>Vibert</text:p>
          </table:table-cell>
          <table:table-cell/>
          <table:table-cell office:value-type="float" office:value="-5.3345757" calcext:value-type="float">
            <text:p>-5.3345757</text:p>
          </table:table-cell>
          <table:table-cell office:value-type="float" office:value="9.503468" calcext:value-type="float">
            <text:p>9.503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étonnement, voyageur, hals, vibert, frans</text:p>
          </table:table-cell>
          <table:table-cell office:value-type="string" calcext:value-type="string">
            <text:p>Hugo, de Frans Hals et, hélas, de Vibert, le même étonnement qu'un voyageur, après</text:p>
            <text:p/>
          </table:table-cell>
          <table:table-cell table:number-columns-repeated="1015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Victor Hugo</text:p>
          </table:table-cell>
          <table:table-cell/>
          <table:table-cell office:value-type="float" office:value="-5.4800134" calcext:value-type="float">
            <text:p>-5.4800134</text:p>
          </table:table-cell>
          <table:table-cell office:value-type="float" office:value="9.572764" calcext:value-type="float">
            <text:p>9.572764</text:p>
          </table:table-cell>
          <table:table-cell office:value-type="float" office:value="9.19615242270663" calcext:value-type="float">
            <text:p>9.19615242270663</text:p>
          </table:table-cell>
          <table:table-cell office:value-type="string" calcext:value-type="string">
            <text:p>stendhal, vigny, alfred, victor, hugo</text:p>
          </table:table-cell>
          <table:table-cell office:value-type="string" calcext:value-type="string">
            <text:p> Qui sait, ce sera peut-être un</text:p>
            <text:p>petit Victor Hugo, une espèce de Vaulabelle, vous savez.</text:p>
            <text:p/>
          </table:table-cell>
          <table:table-cell table:number-columns-repeated="1015"/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string" calcext:value-type="string">
            <text:p>Victor Massé !</text:p>
          </table:table-cell>
          <table:table-cell/>
          <table:table-cell office:value-type="float" office:value="-5.0898595" calcext:value-type="float">
            <text:p>-5.0898595</text:p>
          </table:table-cell>
          <table:table-cell office:value-type="float" office:value="9.476833" calcext:value-type="float">
            <text:p>9.4768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, devenir, spontanément, massé, éliminer</text:p>
          </table:table-cell>
          <table:table-cell office:value-type="string" calcext:value-type="string">
            <text:p>pas su devenir assez une autre</text:p>
            <text:p>pour éliminer spontanément Victor Massé ! Surtout pour ne pas être arrivée</text:p>
            <text:p>à comprendre qu'</text:p>
          </table:table-cell>
          <table:table-cell table:number-columns-repeated="1015"/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string" calcext:value-type="string">
            <text:p>Victor Maurel</text:p>
          </table:table-cell>
          <table:table-cell/>
          <table:table-cell office:value-type="float" office:value="-5.2975864" calcext:value-type="float">
            <text:p>-5.2975864</text:p>
          </table:table-cell>
          <table:table-cell office:value-type="float" office:value="8.22687" calcext:value-type="float">
            <text:p>8.226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, wagner, lancé, metternich, maurel</text:p>
          </table:table-cell>
          <table:table-cell office:value-type="string" calcext:value-type="string">
            <text:p>Metternich croyait avoir lancé Wagner parce qu'elle</text:p>
            <text:p>connaissait Victor Maurel. La princesse de Guermantes, ou plutôt sa mère</text:p>
          </table:table-cell>
          <table:table-cell table:number-columns-repeated="1015"/>
        </table:table-row>
        <table:table-row table:style-name="ro3">
          <table:table-cell office:value-type="float" office:value="1569" calcext:value-type="float">
            <text:p>1569</text:p>
          </table:table-cell>
          <table:table-cell office:value-type="string" calcext:value-type="string">
            <text:p>Vigny</text:p>
          </table:table-cell>
          <table:table-cell/>
          <table:table-cell office:value-type="float" office:value="-5.142482" calcext:value-type="float">
            <text:p>-5.142482</text:p>
          </table:table-cell>
          <table:table-cell office:value-type="float" office:value="9.622746" calcext:value-type="float">
            <text:p>9.622746</text:p>
          </table:table-cell>
          <table:table-cell office:value-type="float" office:value="6.44948974278318" calcext:value-type="float">
            <text:p>6.44948974278318</text:p>
          </table:table-cell>
          <table:table-cell office:value-type="string" calcext:value-type="string">
            <text:p>loménie, parus, balzac, hugo, vigny</text:p>
          </table:table-cell>
          <table:table-cell office:value-type="string" calcext:value-type="string">
            <text:p>si c'est Loménie ou</text:p>
            <text:p>Sainte-Beuve qui raconte que Vigny rebutait par le même travers. Mais Bergotte</text:p>
            <text:p>n'</text:p>
          </table:table-cell>
          <table:table-cell table:number-columns-repeated="1015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Voix d’Or</text:p>
          </table:table-cell>
          <table:table-cell/>
          <table:table-cell office:value-type="float" office:value="-5.846833" calcext:value-type="float">
            <text:p>-5.846833</text:p>
          </table:table-cell>
          <table:table-cell office:value-type="float" office:value="8.140913" calcext:value-type="float">
            <text:p>8.140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, voix, écrit, sarah, bernhardt</text:p>
          </table:table-cell>
          <table:table-cell office:value-type="string" calcext:value-type="string">
            <text:p>« Sarah</text:p>
            <text:p>Bernhardt, c’est bien la Voix d’Or, n’est-ce pas ? On écrit souvent</text:p>
          </table:table-cell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Wagner</text:p>
          </table:table-cell>
          <table:table-cell/>
          <table:table-cell office:value-type="float" office:value="-5.3409777" calcext:value-type="float">
            <text:p>-5.3409777</text:p>
          </table:table-cell>
          <table:table-cell office:value-type="float" office:value="8.31967" calcext:value-type="float">
            <text:p>8.31967</text:p>
          </table:table-cell>
          <table:table-cell office:value-type="float" office:value="9.47722557505166" calcext:value-type="float">
            <text:p>9.47722557505166</text:p>
          </table:table-cell>
          <table:table-cell office:value-type="string" calcext:value-type="string">
            <text:p>lohengrin, musique, debussy, metternich, wagner</text:p>
          </table:table-cell>
          <table:table-cell office:value-type="string" calcext:value-type="string">
            <text:p>Ça ne devrait pas être permis</text:p>
            <text:p>de savoir jouer Wagner comme ça ! », « enfonçait</text:p>
          </table:table-cell>
          <table:table-cell table:number-columns-repeated="1015"/>
        </table:table-row>
        <table:table-row table:style-name="ro2">
          <table:table-cell office:value-type="float" office:value="4781" calcext:value-type="float">
            <text:p>4781</text:p>
          </table:table-cell>
          <table:table-cell office:value-type="string" calcext:value-type="string">
            <text:p>Walter Scott</text:p>
          </table:table-cell>
          <table:table-cell/>
          <table:table-cell office:value-type="float" office:value="-5.392763" calcext:value-type="float">
            <text:p>-5.392763</text:p>
          </table:table-cell>
          <table:table-cell office:value-type="float" office:value="9.255266" calcext:value-type="float">
            <text:p>9.255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able, baudelaire, lafayette, scott, walter</text:p>
          </table:table-cell>
          <table:table-cell office:value-type="string" calcext:value-type="string">
            <text:p> de Lafayette,</text:p>
            <text:p>Racine, Baudelaire, Walter Scott, alors qu'il est encore trop peu capable de</text:p>
          </table:table-cell>
          <table:table-cell table:number-columns-repeated="1015"/>
        </table:table-row>
        <table:table-row table:style-name="ro3">
          <table:table-cell office:value-type="float" office:value="1943" calcext:value-type="float">
            <text:p>1943</text:p>
          </table:table-cell>
          <table:table-cell office:value-type="string" calcext:value-type="string">
            <text:p>Yseult</text:p>
          </table:table-cell>
          <table:table-cell/>
          <table:table-cell office:value-type="float" office:value="-5.2598867" calcext:value-type="float">
            <text:p>-5.2598867</text:p>
          </table:table-cell>
          <table:table-cell office:value-type="float" office:value="8.446328" calcext:value-type="float">
            <text:p>8.446328</text:p>
          </table:table-cell>
          <table:table-cell office:value-type="float" office:value="5.4142135623731" calcext:value-type="float">
            <text:p>5.4142135623731</text:p>
          </table:table-cell>
          <table:table-cell office:value-type="string" calcext:value-type="string">
            <text:p>diminution, orchestre, amélioration, précède, yseult</text:p>
          </table:table-cell>
          <table:table-cell office:value-type="string" calcext:value-type="string">
            <text:p>après</text:p>
            <text:p>avoir été absorbé continue à lier Tristan à Yseult. Car l'amélioration physique</text:p>
            <text:p>que la diminution de</text:p>
          </table:table-cell>
          <table:table-cell table:number-columns-repeated="1015"/>
        </table:table-row>
        <table:table-row table:style-name="ro1" table:number-rows-repeated="104839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riters.F1:writer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writers.A2:writers.H1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4-24T18:46:26.749907217</dc:date>
    <meta:editing-duration>PT14M36S</meta:editing-duration>
    <meta:editing-cycles>10</meta:editing-cycles>
    <meta:document-statistic meta:table-count="1" meta:cell-count="1284" meta:object-count="0"/>
  </office:meta>
</office:document-meta>
</file>